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6" style:family="table">
      <style:table-properties style:width="15.071cm" fo:margin-left="0.409cm" fo:margin-right="0.52cm" table:align="margins" style:writing-mode="lr-tb"/>
    </style:style>
    <style:style style:name="Tabla6.A" style:family="table-column">
      <style:table-column-properties style:column-width="4.38cm" style:rel-column-width="19047*"/>
    </style:style>
    <style:style style:name="Tabla6.B" style:family="table-column">
      <style:table-column-properties style:column-width="10.691cm" style:rel-column-width="46488*"/>
    </style:style>
    <style:style style:name="Tabla6.1" style:family="table-row">
      <style:table-row-properties style:min-row-height="0.711cm" style:keep-together="true" fo:keep-together="auto"/>
    </style:style>
    <style:style style:name="Tabla6.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6.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6.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6.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6.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6.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7" style:family="table">
      <style:table-properties style:width="15.071cm" fo:margin-left="0.42cm" fo:margin-right="0.51cm" table:align="margins" style:writing-mode="lr-tb"/>
    </style:style>
    <style:style style:name="Tabla27.A" style:family="table-column">
      <style:table-column-properties style:column-width="4.39cm" style:rel-column-width="19093*"/>
    </style:style>
    <style:style style:name="Tabla27.B" style:family="table-column">
      <style:table-column-properties style:column-width="10.68cm" style:rel-column-width="46442*"/>
    </style:style>
    <style:style style:name="Tabla27.1" style:family="table-row">
      <style:table-row-properties style:min-row-height="0.711cm" style:keep-together="true" fo:keep-together="auto"/>
    </style:style>
    <style:style style:name="Tabla27.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27.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27.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7.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7.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table-properties style:width="15.071cm" fo:margin-left="0.409cm" fo:margin-right="0.52cm" table:align="margins" style:writing-mode="lr-tb"/>
    </style:style>
    <style:style style:name="Tabla7.A" style:family="table-column">
      <style:table-column-properties style:column-width="4.842cm" style:rel-column-width="21054*"/>
    </style:style>
    <style:style style:name="Tabla7.B" style:family="table-column">
      <style:table-column-properties style:column-width="5.689cm" style:rel-column-width="24736*"/>
    </style:style>
    <style:style style:name="Tabla7.C" style:family="table-column">
      <style:table-column-properties style:column-width="4.54cm" style:rel-column-width="19745*"/>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C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B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7.C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A5"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0.002cm solid #c0c0c0" fo:border-bottom="0.018cm solid #c0c0c0" style:writing-mode="lr-tb">
        <style:background-image/>
      </style:table-cell-properties>
    </style:style>
    <style:style style:name="Tabla7.B5"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7.C5"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0.002cm solid #c0c0c0" fo:border-bottom="0.018cm solid #c0c0c0" style:writing-mode="lr-tb">
        <style:background-image/>
      </style:table-cell-properties>
    </style:style>
    <style:style style:name="Tabla8" style:family="table">
      <style:table-properties style:width="15.081cm" fo:margin-left="0.39cm" fo:margin-right="0.529cm" table:align="margins" fo:keep-with-next="always" style:writing-mode="lr-tb"/>
    </style:style>
    <style:style style:name="Tabla8.A" style:family="table-column">
      <style:table-column-properties style:column-width="4.868cm" style:rel-column-width="21155*"/>
    </style:style>
    <style:style style:name="Tabla8.B" style:family="table-column">
      <style:table-column-properties style:column-width="5.609cm" style:rel-column-width="24374*"/>
    </style:style>
    <style:style style:name="Tabla8.C" style:family="table-column">
      <style:table-column-properties style:column-width="4.604cm" style:rel-column-width="20006*"/>
    </style:style>
    <style:style style:name="Tabla8.1" style:family="table-row">
      <style:table-row-properties style:min-row-height="0.711cm" style:keep-together="true" fo:keep-together="auto"/>
    </style:style>
    <style:style style:name="Tabla8.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8.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8.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8.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8.A4"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0.002cm solid #c0c0c0" fo:border-bottom="0.018cm solid #c0c0c0" style:writing-mode="lr-tb">
        <style:background-image/>
      </style:table-cell-properties>
    </style:style>
    <style:style style:name="Tabla8.B4" style:family="table-cell">
      <style:table-cell-properties style:vertical-align="middle" fo:background-color="transparent" fo:padding-left="0.191cm" fo:padding-right="0.191cm" fo:padding-top="0cm" fo:padding-bottom="0cm" fo:border-left="0.018cm solid #c0c0c0" fo:border-right="none" fo:border-top="0.002cm solid #c0c0c0" fo:border-bottom="0.018cm solid #c0c0c0" style:writing-mode="lr-tb">
        <style:background-image/>
      </style:table-cell-properties>
    </style:style>
    <style:style style:name="Tabla8.C4"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0.002cm solid #c0c0c0" fo:border-bottom="0.018cm solid #c0c0c0" style:writing-mode="lr-tb">
        <style:background-image/>
      </style:table-cell-properties>
    </style:style>
    <style:style style:name="Tabla9" style:family="table">
      <style:table-properties style:width="15.081cm" fo:margin-left="0.42cm" fo:margin-right="0.499cm" table:align="margins" style:writing-mode="lr-tb"/>
    </style:style>
    <style:style style:name="Tabla9.A" style:family="table-column">
      <style:table-column-properties style:column-width="4.895cm" style:rel-column-width="21270*"/>
    </style:style>
    <style:style style:name="Tabla9.B" style:family="table-column">
      <style:table-column-properties style:column-width="5.609cm" style:rel-column-width="24374*"/>
    </style:style>
    <style:style style:name="Tabla9.C" style:family="table-column">
      <style:table-column-properties style:column-width="4.577cm" style:rel-column-width="19891*"/>
    </style:style>
    <style:style style:name="Tabla9.1" style:family="table-row">
      <style:table-row-properties style:min-row-height="0.711cm" style:keep-together="true" fo:keep-together="auto"/>
    </style:style>
    <style:style style:name="Tabla9.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9.B1" style:family="table-cell">
      <style:table-cell-properties style:vertical-align="middle" fo:background-color="#e6e6e6" style:border-line-width-top="0.002cm 0.035cm 0.002cm" fo:padding-left="0.191cm" fo:padding-right="0.191cm" fo:padding-top="0cm" fo:padding-bottom="0cm" fo:border-left="0.018cm solid #c0c0c0" fo:border-right="none" fo:border-top="0.039cm double #c0c0c0" fo:border-bottom="0.018cm solid #c0c0c0" style:writing-mode="lr-tb">
        <style:background-image/>
      </style:table-cell-properties>
    </style:style>
    <style:style style:name="Tabla9.C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9.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2"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9.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9.B4"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9.C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0" style:family="table">
      <style:table-properties style:width="15.081cm" fo:margin-left="0.439cm" fo:margin-right="0.48cm" table:align="margins" fo:keep-with-next="always" style:writing-mode="lr-tb"/>
    </style:style>
    <style:style style:name="Tabla10.A" style:family="table-column">
      <style:table-column-properties style:column-width="3.464cm" style:rel-column-width="15053*"/>
    </style:style>
    <style:style style:name="Tabla10.B" style:family="table-column">
      <style:table-column-properties style:column-width="11.617cm" style:rel-column-width="50482*"/>
    </style:style>
    <style:style style:name="Tabla10.1" style:family="table-row">
      <style:table-row-properties style:min-row-height="0.711cm" style:keep-together="true" fo:keep-together="auto"/>
    </style:style>
    <style:style style:name="Tabla10.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0.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A4"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0.B4"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1" style:family="table">
      <style:table-properties style:width="15.071cm" fo:margin-left="0.39cm" fo:margin-right="0.54cm" table:align="margins" style:writing-mode="lr-tb"/>
    </style:style>
    <style:style style:name="Tabla11.A" style:family="table-column">
      <style:table-column-properties style:column-width="5.006cm" style:rel-column-width="21770*"/>
    </style:style>
    <style:style style:name="Tabla11.B" style:family="table-column">
      <style:table-column-properties style:column-width="10.065cm" style:rel-column-width="43765*"/>
    </style:style>
    <style:style style:name="Tabla11.1" style:family="table-row">
      <style:table-row-properties style:min-row-height="0.711cm" style:keep-together="true" fo:keep-together="auto"/>
    </style:style>
    <style:style style:name="Tabla11.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1.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1.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1.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8" style:family="table">
      <style:table-properties style:width="14.45cm" fo:margin-left="0.39cm" fo:margin-right="0.529cm" table:align="margins" style:writing-mode="lr-tb"/>
    </style:style>
    <style:style style:name="Tabla18.A" style:family="table-column">
      <style:table-column-properties style:column-width="4.747cm" style:rel-column-width="21530*"/>
    </style:style>
    <style:style style:name="Tabla18.B" style:family="table-column">
      <style:table-column-properties style:column-width="9.703cm" style:rel-column-width="44005*"/>
    </style:style>
    <style:style style:name="Tabla18.1" style:family="table-row">
      <style:table-row-properties style:min-row-height="0.711cm" style:keep-together="true" fo:keep-together="auto"/>
    </style:style>
    <style:style style:name="Tabla1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8.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8.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8.A7"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8.B7"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7" style:family="table">
      <style:table-properties style:width="15.081cm" fo:margin-left="0.39cm" fo:margin-right="0.529cm" table:align="margins" style:writing-mode="lr-tb"/>
    </style:style>
    <style:style style:name="Tabla17.A" style:family="table-column">
      <style:table-column-properties style:column-width="4.955cm" style:rel-column-width="21530*"/>
    </style:style>
    <style:style style:name="Tabla17.B" style:family="table-column">
      <style:table-column-properties style:column-width="10.126cm" style:rel-column-width="44005*"/>
    </style:style>
    <style:style style:name="Tabla17.1" style:family="table-row">
      <style:table-row-properties style:min-row-height="0.711cm" style:keep-together="true" fo:keep-together="auto"/>
    </style:style>
    <style:style style:name="Tabla1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7.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7.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7.B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3" style:family="table">
      <style:table-properties style:width="15.081cm" fo:margin-left="0.39cm" fo:margin-right="0.529cm" table:align="margins" style:writing-mode="lr-tb"/>
    </style:style>
    <style:style style:name="Tabla13.A" style:family="table-column">
      <style:table-column-properties style:column-width="2.36cm" style:rel-column-width="10255*"/>
    </style:style>
    <style:style style:name="Tabla13.B" style:family="table-column">
      <style:table-column-properties style:column-width="7.47cm" style:rel-column-width="32460*"/>
    </style:style>
    <style:style style:name="Tabla13.C" style:family="table-column">
      <style:table-column-properties style:column-width="5.251cm" style:rel-column-width="22820*"/>
    </style:style>
    <style:style style:name="Tabla13.1" style:family="table-row">
      <style:table-row-properties style:min-row-height="0.711cm" style:keep-together="true" fo:keep-together="auto"/>
    </style:style>
    <style:style style:name="Tabla13.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3.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3.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3.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3.B1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3.A1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3.B15"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3.C1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9" style:family="table" style:master-page-name="">
      <style:table-properties style:width="14.452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19.A" style:family="table-column">
      <style:table-column-properties style:column-width="1.52cm" style:rel-column-width="6897*"/>
    </style:style>
    <style:style style:name="Tabla19.B" style:family="table-column">
      <style:table-column-properties style:column-width="1.035cm" style:rel-column-width="4698*"/>
    </style:style>
    <style:style style:name="Tabla19.C" style:family="table-column">
      <style:table-column-properties style:column-width="11.894cm" style:rel-column-width="53940*"/>
    </style:style>
    <style:style style:name="Tabla19.1" style:family="table-row">
      <style:table-row-properties style:min-row-height="0.711cm" style:keep-together="true" fo:keep-together="auto"/>
    </style:style>
    <style:style style:name="Tabla1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9.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3" style:family="table-row">
      <style:table-row-properties style:min-row-height="0.711cm" fo:background-color="transparent" style:keep-together="true" fo:keep-together="auto">
        <style:background-image/>
      </style:table-row-properties>
    </style:style>
    <style:style style:name="Tabla19.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9.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5"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1.588cm" style:rel-column-width="6897*"/>
    </style:style>
    <style:style style:name="Tabla15.B" style:family="table-column">
      <style:table-column-properties style:column-width="1.081cm" style:rel-column-width="4698*"/>
    </style:style>
    <style:style style:name="Tabla15.C" style:family="table-column">
      <style:table-column-properties style:column-width="12.414cm" style:rel-column-width="53940*"/>
    </style:style>
    <style:style style:name="Tabla15.1" style:family="table-row">
      <style:table-row-properties style:min-row-height="0.711cm" style:keep-together="true" fo:keep-together="auto"/>
    </style:style>
    <style:style style:name="Tabla15.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5.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3" style:family="table-row">
      <style:table-row-properties style:min-row-height="0.711cm" fo:background-color="transparent" style:keep-together="true" fo:keep-together="auto">
        <style:background-image/>
      </style:table-row-properties>
    </style:style>
    <style:style style:name="Tabla15.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5.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5.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5.B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3" style:family="table">
      <style:table-properties style:width="15.081cm" fo:margin-left="0.39cm" fo:margin-right="0.529cm" table:align="margins" style:writing-mode="lr-tb"/>
    </style:style>
    <style:style style:name="Tabla23.A" style:family="table-column">
      <style:table-column-properties style:column-width="2.381cm" style:rel-column-width="10347*"/>
    </style:style>
    <style:style style:name="Tabla23.B" style:family="table-column">
      <style:table-column-properties style:column-width="7.449cm" style:rel-column-width="32368*"/>
    </style:style>
    <style:style style:name="Tabla23.C" style:family="table-column">
      <style:table-column-properties style:column-width="5.251cm" style:rel-column-width="22820*"/>
    </style:style>
    <style:style style:name="Tabla23.1" style:family="table-row">
      <style:table-row-properties style:min-row-height="0.711cm" style:keep-together="true" fo:keep-together="auto"/>
    </style:style>
    <style:style style:name="Tabla23.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3.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3.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3.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23.B13"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23.A15"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3.B15"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23.C1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0" style:family="table">
      <style:table-properties style:width="15.083cm" fo:margin-left="0.4cm" fo:margin-right="0.517cm" table:align="margins" style:writing-mode="lr-tb"/>
    </style:style>
    <style:style style:name="Tabla20.A" style:family="table-column">
      <style:table-column-properties style:column-width="4.036cm" style:rel-column-width="17535*"/>
    </style:style>
    <style:style style:name="Tabla20.B" style:family="table-column">
      <style:table-column-properties style:column-width="11.047cm" style:rel-column-width="48000*"/>
    </style:style>
    <style:style style:name="Tabla20.1" style:family="table-row">
      <style:table-row-properties style:min-row-height="0.711cm" style:keep-together="true" fo:keep-together="auto"/>
    </style:style>
    <style:style style:name="Tabla2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0.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0.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0.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0.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0.A10"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0.B10"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1" style:family="table">
      <style:table-properties style:width="15.083cm" fo:margin-left="0.4cm" fo:margin-right="0.517cm" table:align="margins" style:writing-mode="lr-tb"/>
    </style:style>
    <style:style style:name="Tabla21.A" style:family="table-column">
      <style:table-column-properties style:column-width="1.699cm" style:rel-column-width="7380*"/>
    </style:style>
    <style:style style:name="Tabla21.B" style:family="table-column">
      <style:table-column-properties style:column-width="13.384cm" style:rel-column-width="58155*"/>
    </style:style>
    <style:style style:name="Tabla21.1" style:family="table-row">
      <style:table-row-properties style:min-row-height="0.711cm" style:keep-together="true" fo:keep-together="auto"/>
    </style:style>
    <style:style style:name="Tabla2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1.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1.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1.A3" style:family="table-cell" style:data-style-name="N0">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1.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1.A5" style:family="table-cell" style:data-style-name="N0">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1.B5"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4" style:family="table" style:master-page-name="">
      <style:table-properties style:width="15.065cm" fo:margin-left="0.418cm" fo:margin-right="0.517cm" style:page-number="0"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2.889cm" style:rel-column-width="12568*"/>
    </style:style>
    <style:style style:name="Tabla14.B" style:family="table-column">
      <style:table-column-properties style:column-width="12.176cm" style:rel-column-width="52967*"/>
    </style:style>
    <style:style style:name="Tabla14.1" style:family="table-row">
      <style:table-row-properties style:min-row-height="0.711cm" style:keep-together="true" fo:keep-together="auto"/>
    </style:style>
    <style:style style:name="Tabla14.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4.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7" style:family="table-row">
      <style:table-row-properties style:min-row-height="0.711cm" fo:background-color="transparent" style:keep-together="true" fo:keep-together="auto">
        <style:background-image/>
      </style:table-row-properties>
    </style:style>
    <style:style style:name="Tabla14.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14.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4.B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2" style:family="table" style:master-page-name="">
      <style:table-properties style:width="15.065cm" fo:margin-left="0.418cm" fo:margin-right="0.517cm" style:page-number="0" fo:break-before="auto" fo:break-after="auto" table:align="margins" fo:background-color="transparent" fo:keep-with-next="auto" style:may-break-between-rows="true" style:writing-mode="lr-tb">
        <style:background-image/>
      </style:table-properties>
    </style:style>
    <style:style style:name="Tabla22.A" style:family="table-column">
      <style:table-column-properties style:column-width="2.889cm" style:rel-column-width="12568*"/>
    </style:style>
    <style:style style:name="Tabla22.B" style:family="table-column">
      <style:table-column-properties style:column-width="12.176cm" style:rel-column-width="52967*"/>
    </style:style>
    <style:style style:name="Tabla22.1" style:family="table-row">
      <style:table-row-properties style:min-row-height="0.711cm" style:keep-together="true" fo:keep-together="auto"/>
    </style:style>
    <style:style style:name="Tabla2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2.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22.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2.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2.7" style:family="table-row">
      <style:table-row-properties style:min-row-height="0.711cm" fo:background-color="transparent" style:keep-together="true" fo:keep-together="auto">
        <style:background-image/>
      </style:table-row-properties>
    </style:style>
    <style:style style:name="Tabla22.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22.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2.B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5" style:family="table">
      <style:table-properties style:width="12.762cm" table:align="center" fo:keep-with-next="always" style:writing-mode="lr-tb"/>
    </style:style>
    <style:style style:name="Tabla25.A" style:family="table-column">
      <style:table-column-properties style:column-width="1.859cm"/>
    </style:style>
    <style:style style:name="Tabla25.B" style:family="table-column">
      <style:table-column-properties style:column-width="8.389cm"/>
    </style:style>
    <style:style style:name="Tabla25.C" style:family="table-column">
      <style:table-column-properties style:column-width="2.514cm"/>
    </style:style>
    <style:style style:name="Tabla25.1" style:family="table-row">
      <style:table-row-properties style:min-row-height="0.711cm" style:keep-together="true" fo:keep-together="auto"/>
    </style:style>
    <style:style style:name="Tabla25.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5.B1" style:family="table-cell">
      <style:table-cell-properties style:vertical-align="middle" fo:background-color="#e6e6e6" style:border-line-width-top="0.002cm 0.035cm 0.002cm" fo:padding-left="0.123cm" fo:padding-right="0.123cm" fo:padding-top="0cm" fo:padding-bottom="0cm" fo:border-left="0.018cm solid #c0c0c0" fo:border-right="none" fo:border-top="0.039cm double #c0c0c0" fo:border-bottom="0.018cm solid #c0c0c0" style:writing-mode="lr-tb">
        <style:background-image/>
      </style:table-cell-properties>
    </style:style>
    <style:style style:name="Tabla25.C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5.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5.B2" style:family="table-cell">
      <style:table-cell-properties style:vertical-align="top"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a25.C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5.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5.B5" style:family="table-cell">
      <style:table-cell-properties style:vertical-align="top" fo:background-color="transparent" style:border-line-width-bottom="0.002cm 0.035cm 0.002cm" fo:padding-left="0.123cm" fo:padding-right="0.123cm" fo:padding-top="0cm" fo:padding-bottom="0cm" fo:border-left="0.018cm solid #c0c0c0" fo:border-right="none" fo:border-top="none" fo:border-bottom="0.039cm double #c0c0c0" style:writing-mode="lr-tb">
        <style:background-image/>
      </style:table-cell-properties>
    </style:style>
    <style:style style:name="Tabla25.C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12" style:family="table">
      <style:table-properties style:width="15.965cm" fo:margin-left="0.026cm" fo:margin-right="0.009cm" table:align="margins" style:writing-mode="lr-tb"/>
    </style:style>
    <style:style style:name="Tabla12.A" style:family="table-column">
      <style:table-column-properties style:column-width="5.516cm" style:rel-column-width="3127*"/>
    </style:style>
    <style:style style:name="Tabla12.B" style:family="table-column">
      <style:table-column-properties style:column-width="10.449cm" style:rel-column-width="5924*"/>
    </style:style>
    <style:style style:name="Tabla12.1" style:family="table-row">
      <style:table-row-properties style:min-row-height="0.9cm" style:keep-together="true" fo:keep-together="auto"/>
    </style:style>
    <style:style style:name="Tabla12.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12.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12.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12.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12.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12.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Standard">
      <style:text-properties fo:color="#000000"/>
    </style:style>
    <style:style style:name="P12" style:family="paragraph" style:parent-style-name="Standard">
      <style:text-properties fo:color="#000000" fo:language="zxx" fo:country="none" style:language-asian="zxx" style:country-asian="none"/>
    </style:style>
    <style:style style:name="P13" style:family="paragraph" style:parent-style-name="Standard">
      <style:paragraph-properties fo:text-align="justify" style:justify-single-word="false"/>
      <style:text-properties fo:color="#000000" fo:language="zxx" fo:country="none" style:language-asian="zxx" style:country-asian="none"/>
    </style:style>
    <style:style style:name="P14" style:family="paragraph" style:parent-style-name="Standard">
      <style:text-properties fo:color="#000000" fo:language="zxx" fo:country="none" fo:background-color="#ffff00" style:language-asian="zxx" style:country-asian="none"/>
    </style:style>
    <style:style style:name="P15" style:family="paragraph" style:parent-style-name="Standard">
      <style:text-properties fo:color="#000000" fo:language="zxx" fo:country="none" fo:background-color="transparent" style:language-asian="zxx" style:country-asian="none"/>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paragraph-properties fo:text-align="start" style:justify-single-word="false" style:snap-to-layout-grid="false"/>
      <style:text-properties fo:color="#000000" fo:font-weight="bold" style:font-weight-asian="bold" style:font-weight-complex="bold"/>
    </style:style>
    <style:style style:name="P18" style:family="paragraph" style:parent-style-name="Standard">
      <style:paragraph-properties fo:text-align="center" style:justify-single-word="false" style:snap-to-layout-grid="false"/>
      <style:text-properties fo:color="#000000" fo:font-weight="bold" style:font-weight-asian="bold" style:font-weight-complex="bold"/>
    </style:style>
    <style:style style:name="P19" style:family="paragraph" style:parent-style-name="Standard">
      <style:paragraph-properties fo:text-align="start" style:justify-single-word="false" style:snap-to-layout-grid="false"/>
      <style:text-properties fo:color="#000000" fo:font-weight="bold" style:font-weight-asian="bold"/>
    </style:style>
    <style:style style:name="P20" style:family="paragraph" style:parent-style-name="Standard">
      <style:paragraph-properties style:snap-to-layout-grid="false"/>
      <style:text-properties fo:color="#000000" fo:font-weight="bold" style:font-weight-asian="bold"/>
    </style:style>
    <style:style style:name="P21" style:family="paragraph" style:parent-style-name="Standard">
      <style:paragraph-properties fo:text-align="center" style:justify-single-word="false" style:snap-to-layout-grid="false"/>
      <style:text-properties fo:color="#000000" fo:font-weight="bold" style:font-weight-asian="bold"/>
    </style:style>
    <style:style style:name="P22" style:family="paragraph" style:parent-style-name="Standard">
      <style:paragraph-properties style:snap-to-layout-grid="false"/>
      <style:text-properties fo:color="#000000" fo:font-weight="bold" style:font-size-asian="10pt" style:font-weight-asian="bold" style:font-size-complex="10pt"/>
    </style:style>
    <style:style style:name="P23"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24" style:family="paragraph" style:parent-style-name="Standard">
      <style:paragraph-properties fo:text-align="start" style:justify-single-word="false" style:snap-to-layout-grid="false"/>
      <style:text-properties fo:color="#000000" fo:font-size="10pt" fo:font-weight="bold" style:font-size-asian="10pt" style:font-weight-asian="bold" style:font-size-complex="10pt"/>
    </style:style>
    <style:style style:name="P25" style:family="paragraph" style:parent-style-name="Standard">
      <style:paragraph-properties fo:text-align="start" style:justify-single-word="false" style:snap-to-layout-grid="false"/>
      <style:text-properties fo:color="#000000" fo:font-weight="normal" style:font-size-asian="10pt" style:font-weight-asian="normal" style:font-size-complex="10pt" style:font-weight-complex="normal"/>
    </style:style>
    <style:style style:name="P26" style:family="paragraph" style:parent-style-name="Hoja_20_de_20_Control">
      <style:paragraph-properties fo:text-align="center" style:justify-single-word="false"/>
    </style:style>
    <style:style style:name="P27" style:family="paragraph" style:parent-style-name="Table_20_Contents">
      <style:text-properties fo:font-weight="bold" style:font-weight-asian="bold"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font-weight="normal" style:font-weight-asian="normal" style:font-weight-complex="normal"/>
    </style:style>
    <style:style style:name="P32" style:family="paragraph" style:parent-style-name="Table_20_Contents">
      <style:text-properties fo:color="#000000"/>
    </style:style>
    <style:style style:name="P33" style:family="paragraph" style:parent-style-name="Table_20_Contents">
      <style:text-properties fo:color="#000000" fo:font-size="10pt" style:font-size-asian="10pt" style:font-size-complex="10pt"/>
    </style:style>
    <style:style style:name="P34" style:family="paragraph" style:parent-style-name="Table_20_Contents">
      <style:paragraph-properties fo:text-align="center" style:justify-single-word="false"/>
      <style:text-properties fo:color="#000000" fo:font-weight="bold" style:font-weight-asian="bold" style:font-weight-complex="bold"/>
    </style:style>
    <style:style style:name="P35" style:family="paragraph" style:parent-style-name="Text_20_body">
      <style:text-properties fo:color="#000000"/>
    </style:style>
    <style:style style:name="P36" style:family="paragraph" style:parent-style-name="Text_20_body">
      <style:paragraph-properties fo:text-align="justify" style:justify-single-word="false"/>
      <style:text-properties fo:color="#000000"/>
    </style:style>
    <style:style style:name="P37" style:family="paragraph" style:parent-style-name="Text_20_body">
      <style:text-properties fo:color="#000000" fo:font-size="11pt" style:font-size-asian="11pt" style:font-size-complex="11pt"/>
    </style:style>
    <style:style style:name="P38" style:family="paragraph" style:parent-style-name="Text_20_body">
      <style:paragraph-properties>
        <style:tab-stops>
          <style:tab-stop style:position="0.212cm"/>
        </style:tab-stops>
      </style:paragraph-properties>
      <style:text-properties fo:color="#000000"/>
    </style:style>
    <style:style style:name="P39" style:family="paragraph" style:parent-style-name="Text_20_body">
      <style:paragraph-properties fo:break-before="page"/>
    </style:style>
    <style:style style:name="P40" style:family="paragraph" style:parent-style-name="Nota_20_al_20_pié">
      <style:paragraph-properties fo:text-align="start" style:justify-single-word="false"/>
    </style:style>
    <style:style style:name="P41" style:family="paragraph" style:parent-style-name="Standard">
      <style:paragraph-properties fo:margin-top="0.106cm" fo:margin-bottom="0.106cm" style:snap-to-layout-grid="false"/>
      <style:text-properties fo:color="#000000" fo:font-weight="bold" style:font-weight-asian="bold"/>
    </style:style>
    <style:style style:name="P42" style:family="paragraph" style:parent-style-name="Standard">
      <style:paragraph-properties fo:background-color="#e6e6e6" style:snap-to-layout-grid="false">
        <style:background-image/>
      </style:paragraph-properties>
      <style:text-properties fo:color="#000000" fo:font-weight="bold" style:font-weight-asian="bold"/>
    </style:style>
    <style:style style:name="P43" style:family="paragraph" style:parent-style-name="Standard">
      <style:paragraph-properties fo:text-align="center" style:justify-single-word="false" fo:background-color="transparent" style:snap-to-layout-grid="false">
        <style:background-image/>
      </style:paragraph-properties>
      <style:text-properties fo:color="#000000" fo:font-size="10pt" fo:font-weight="bold" style:font-size-asian="10pt" style:font-weight-asian="bold" style:font-size-complex="10pt"/>
    </style:style>
    <style:style style:name="P44" style:family="paragraph" style:parent-style-name="Standard">
      <style:paragraph-properties fo:text-align="start"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45" style:family="paragraph" style:parent-style-name="Table_20_Contents">
      <style:paragraph-properties fo:background-color="transparent">
        <style:background-image/>
      </style:paragraph-properties>
      <style:text-properties fo:color="#000000"/>
    </style:style>
    <style:style style:name="P46" style:family="paragraph" style:parent-style-name="Standard">
      <style:paragraph-properties fo:margin-top="0cm" fo:margin-bottom="0cm" fo:text-align="center" style:justify-single-word="false" style:snap-to-layout-grid="false"/>
      <style:text-properties fo:color="#000000" fo:font-weight="bold" style:font-weight-asian="bold" style:font-name-complex="Arial"/>
    </style:style>
    <style:style style:name="P47" style:family="paragraph" style:parent-style-name="Contents_20_1">
      <style:paragraph-properties>
        <style:tab-stops>
          <style:tab-stop style:position="15.9cm" style:type="right" style:leader-style="dotted" style:leader-text="."/>
        </style:tab-stops>
      </style:paragraph-properties>
    </style:style>
    <style:style style:name="P48" style:family="paragraph" style:parent-style-name="Contents_20_2">
      <style:paragraph-properties>
        <style:tab-stops>
          <style:tab-stop style:position="15.501cm" style:type="right" style:leader-style="dotted" style:leader-text="."/>
        </style:tab-stops>
      </style:paragraph-properties>
    </style:style>
    <style:style style:name="P49" style:family="paragraph" style:parent-style-name="Table_20_Contents" style:list-style-name="L1">
      <style:text-properties fo:color="#000000"/>
    </style:style>
    <style:style style:name="P50" style:family="paragraph" style:parent-style-name="Table_20_Contents" style:list-style-name="L1">
      <style:text-properties fo:color="#000000" fo:font-size="10pt" style:font-size-asian="10pt" style:font-size-complex="10pt"/>
    </style:style>
    <style:style style:name="P51" style:family="paragraph" style:parent-style-name="Heading" style:master-page-name="Standard">
      <style:paragraph-properties style:page-number="auto"/>
    </style:style>
    <style:style style:name="P52" style:family="paragraph" style:parent-style-name="Standard" style:master-page-name="Portada">
      <style:paragraph-properties style:page-number="auto"/>
    </style:style>
    <style:style style:name="P53" style:family="paragraph" style:parent-style-name="Standard">
      <style:text-properties fo:color="#000000"/>
    </style:style>
    <style:style style:name="P54" style:family="paragraph" style:parent-style-name="Standard">
      <style:paragraph-properties style:snap-to-layout-grid="false"/>
      <style:text-properties style:font-name-complex="Arial"/>
    </style:style>
    <style:style style:name="P55"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56" style:family="paragraph" style:parent-style-name="Text_20_body" style:list-style-name="L2">
      <style:text-properties fo:color="#000000"/>
    </style:style>
    <style:style style:name="P57" style:family="paragraph" style:parent-style-name="Heading_20_2">
      <style:text-properties fo:color="#000000"/>
    </style:style>
    <style:style style:name="P58" style:family="paragraph" style:parent-style-name="Heading_20_2">
      <style:paragraph-properties fo:text-align="justify" style:justify-single-word="false"/>
      <style:text-properties fo:color="#000000"/>
    </style:style>
    <style:style style:name="P59" style:family="paragraph" style:parent-style-name="Heading_20_2">
      <style:paragraph-properties>
        <style:tab-stops>
          <style:tab-stop style:position="0.212cm"/>
        </style:tab-stops>
      </style:paragraph-properties>
    </style:style>
    <style:style style:name="P60" style:family="paragraph" style:parent-style-name="Heading_20_2">
      <style:paragraph-properties fo:margin-left="1.016cm" fo:margin-right="0cm" fo:text-indent="-1.016cm" style:auto-text-indent="false">
        <style:tab-stops/>
      </style:paragraph-properties>
      <style:text-properties fo:color="#000000"/>
    </style:style>
    <style:style style:name="P61" style:family="paragraph" style:parent-style-name="Heading_20_1">
      <style:text-properties fo:color="#000000"/>
    </style:style>
    <style:style style:name="P62" style:family="paragraph" style:parent-style-name="Heading_20_1">
      <style:text-properties fo:color="#000000" fo:background-color="transparent"/>
    </style:style>
    <style:style style:name="P63" style:family="paragraph" style:parent-style-name="Heading_20_1">
      <style:paragraph-properties fo:margin-left="0cm" fo:margin-right="0cm" fo:text-indent="0cm" style:auto-text-indent="false"/>
      <style:text-properties fo:color="#000000"/>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NewsGotT3"/>
    </style:style>
    <style:style style:name="T3" style:family="text">
      <style:text-properties style:font-name="NewsGotT3" fo:font-weight="normal" style:font-weight-asian="normal" style:font-weight-complex="normal"/>
    </style:style>
    <style:style style:name="T4" style:family="text">
      <style:text-properties style:text-underline-style="none"/>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style:font-name="Courier New1" fo:font-size="10pt" fo:font-style="normal" style:font-name-asian="Courier New1" style:font-size-asian="10pt" style:font-style-asian="normal" style:font-name-complex="Courier New1" style:font-size-complex="10pt" style:font-style-complex="normal"/>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c0c0c0">
        <style:background-image/>
      </style:graphic-properties>
    </style:style>
    <style:style style:name="fr4" style:family="graphic" style:parent-style-name="Frame">
      <style:graphic-properties fo:margin-left="0.319cm" fo:margin-right="0.319cm" style:run-through="background" style:wrap="parallel"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c0c0c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52"/>
      <text:p text:style-name="Standard"/>
      <text:p text:style-name="Standard"/>
      <text:p text:style-name="Standard"/>
      <text:p text:style-name="Standard"/>
      <text:p text:style-name="Standard"><draw:frame draw:style-name="fr5"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9"><text:subject>&lt;Nombre Proyecto&gt;</text:subject></text:p>
      <text:p text:style-name="P8"><text:title>Manual de Instalación</text:title></text:p>
      <text:p text:style-name="P7"/>
      <text:p text:style-name="P6"/>
      <text:p text:style-name="P6"/>
      <text:p text:style-name="P6"/>
      <text:p text:style-name="Nota_20_al_20_pié">Versión: <text:keywords>0100</text:keywords></text:p>
      <text:p text:style-name="Nota_20_al_20_pié"/>
      <text:p text:style-name="Nota_20_al_20_pié"/>
      <text:p text:style-name="Nota_20_al_20_pié"/>
      <text:p text:style-name="P40">[Versión del Producto]</text:p>
      <table:table table:name="Tabla5" table:style-name="Tabla5">
        <table:table-column table:style-name="Tabla5.A"/>
        <table:table-row>
          <table:table-cell table:style-name="Tabla5.A1" office:value-type="string">
            <text:p text:style-name="P3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1"/>
      <text:p text:style-name="P26">HOJA DE CONTROL</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7">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7">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7">Entregable</text:p>
          </table:table-cell>
          <table:table-cell table:style-name="Tabla1.B2" table:number-columns-spanned="3" office:value-type="string">
            <text:p text:style-name="Table_20_Contents"><text:title>Manual de Instalación</text:title></text:p>
          </table:table-cell>
          <table:covered-table-cell/>
          <table:covered-table-cell/>
        </table:table-row>
        <table:table-row>
          <table:table-cell table:style-name="Tabla1.A2" office:value-type="string">
            <text:p text:style-name="P27">Autor</text:p>
          </table:table-cell>
          <table:table-cell table:style-name="Tabla1.B2" table:number-columns-spanned="3" office:value-type="string">
            <text:p text:style-name="P30"><text:user-defined text:name="Autor">&lt;Nombre de la Empresa&gt;</text:user-defined></text:p>
          </table:table-cell>
          <table:covered-table-cell/>
          <table:covered-table-cell/>
        </table:table-row>
        <table:table-row>
          <table:table-cell table:style-name="Tabla1.A2" office:value-type="string">
            <text:p text:style-name="P27">Aprobado por</text:p>
          </table:table-cell>
          <table:table-cell table:style-name="Tabla1.B5" office:value-type="string">
            <text:p text:style-name="Table_20_Contents"/>
          </table:table-cell>
          <table:table-cell table:style-name="Tabla1.A2" office:value-type="string">
            <text:p text:style-name="P27">Fecha Aprobación</text:p>
          </table:table-cell>
          <table:table-cell table:style-name="Tabla1.B2" office:value-type="string">
            <text:p text:style-name="P29">DD/MM/AAAA</text:p>
          </table:table-cell>
        </table:table-row>
        <table:table-row>
          <table:table-cell table:style-name="Tabla1.B5" office:value-type="string">
            <text:p text:style-name="P27"/>
          </table:table-cell>
          <table:table-cell table:style-name="Tabla1.B5" office:value-type="string">
            <text:p text:style-name="Table_20_Contents"/>
          </table:table-cell>
          <table:table-cell table:style-name="Tabla1.A2" office:value-type="string">
            <text:p text:style-name="P27">Nº Total de Páginas</text:p>
          </table:table-cell>
          <table:table-cell table:style-name="Tabla1.B2" office:value-type="string">
            <text:p text:style-name="P29"><text:page-count>22</text:page-count></text:p>
          </table:table-cell>
        </table:table-row>
      </table:table>
      <text:p text:style-name="Standard"/>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8">Versión</text:p>
          </table:table-cell>
          <table:table-cell table:style-name="Tabla3.A1" office:value-type="string">
            <text:p text:style-name="P28">Causa del Cambio</text:p>
          </table:table-cell>
          <table:table-cell table:style-name="Tabla3.A1" office:value-type="string">
            <text:p text:style-name="P28">Responsable del Cambio</text:p>
          </table:table-cell>
          <table:table-cell table:style-name="Tabla3.D1" office:value-type="string">
            <text:p text:style-name="P28">Fecha del Cambio</text:p>
          </table:table-cell>
        </table:table-row>
        <table:table-row>
          <table:table-cell table:style-name="Tabla3.A2" office:value-type="float" office:value="100">
            <text:p text:style-name="P29">0100</text:p>
          </table:table-cell>
          <table:table-cell table:style-name="Tabla3.B2" office:value-type="string">
            <text:p text:style-name="P29">Versión inicial</text:p>
          </table:table-cell>
          <table:table-cell table:style-name="Tabla3.B2" office:value-type="string">
            <text:p text:style-name="P31">&lt;Nombre Apellido1 Apellido2&gt;</text:p>
          </table:table-cell>
          <table:table-cell table:style-name="Tabla3.D2" office:value-type="string">
            <text:p text:style-name="P29">DD/MM/AAAA</text:p>
          </table:table-cell>
        </table:table-row>
        <table:table-row>
          <table:table-cell table:style-name="Tabla3.B2" office:value-type="string">
            <text:p text:style-name="P29"/>
          </table:table-cell>
          <table:table-cell table:style-name="Tabla3.B2" office:value-type="string">
            <text:p text:style-name="P29"/>
          </table:table-cell>
          <table:table-cell table:style-name="Tabla3.B2" office:value-type="string">
            <text:p text:style-name="P29"/>
          </table:table-cell>
          <table:table-cell table:style-name="Tabla3.D2" office:value-type="string">
            <text:p text:style-name="P29"/>
          </table:table-cell>
        </table:table-row>
        <table:table-row>
          <table:table-cell table:style-name="Tabla3.B2" office:value-type="string">
            <text:p text:style-name="P29"/>
          </table:table-cell>
          <table:table-cell table:style-name="Tabla3.B2" office:value-type="string">
            <text:p text:style-name="P29"/>
          </table:table-cell>
          <table:table-cell table:style-name="Tabla3.B2" office:value-type="string">
            <text:p text:style-name="P29"/>
          </table:table-cell>
          <table:table-cell table:style-name="Tabla3.D2" office:value-type="string">
            <text:p text:style-name="P29"/>
          </table:table-cell>
        </table:table-row>
      </table:table>
      <text:p text:style-name="Standard"/>
      <text:p text:style-name="P10">CONTROL DE DISTRIBUCIÓN</text:p>
      <text:p text:style-name="Standard"/>
      <table:table table:name="Tabla4" table:style-name="Tabla4">
        <table:table-column table:style-name="Tabla4.A"/>
        <table:table-row>
          <table:table-cell table:style-name="Tabla4.A1" office:value-type="string">
            <text:p text:style-name="P27">Nombre y Apellidos</text:p>
          </table:table-cell>
        </table:table-row>
        <table:table-row>
          <table:table-cell table:style-name="Tabla4.A2" office:value-type="string">
            <text:p text:style-name="P30">&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P3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47"><text:a xlink:type="simple" xlink:href="#__RefHeading__1984_1977503599" text:style-name="Internet_20_link" text:visited-style-name="Internet_20_link">1 INTRODUCCIÓN<text:tab/>5</text:a></text:p>
          <text:p text:style-name="P48"><text:a xlink:type="simple" xlink:href="#__RefHeading__1986_1977503599" text:style-name="Internet_20_link" text:visited-style-name="Internet_20_link">1.1 Objeto<text:tab/>5</text:a></text:p>
          <text:p text:style-name="P48"><text:a xlink:type="simple" xlink:href="#__RefHeading__1988_1977503599" text:style-name="Internet_20_link" text:visited-style-name="Internet_20_link">1.2 Alcance<text:tab/>5</text:a></text:p>
          <text:p text:style-name="P47"><text:a xlink:type="simple" xlink:href="#__RefHeading__1990_1977503599" text:style-name="Internet_20_link" text:visited-style-name="Internet_20_link">2 DESCRIPCIÓN DEL SISTEMA<text:tab/>6</text:a></text:p>
          <text:p text:style-name="P48"><text:a xlink:type="simple" xlink:href="#__RefHeading__1992_1977503599" text:style-name="Internet_20_link" text:visited-style-name="Internet_20_link">2.1 Antecedentes y descripción funcional del sistema<text:tab/>6</text:a></text:p>
          <text:p text:style-name="P48"><text:a xlink:type="simple" xlink:href="#__RefHeading__1996_1977503599" text:style-name="Internet_20_link" text:visited-style-name="Internet_20_link">2.2 Componentes fundamentales<text:tab/>6</text:a></text:p>
          <text:p text:style-name="P48"><text:a xlink:type="simple" xlink:href="#__RefHeading__1998_1977503599" text:style-name="Internet_20_link" text:visited-style-name="Internet_20_link">2.3 Relación con otros sistemas<text:tab/>6</text:a></text:p>
          <text:p text:style-name="P47"><text:a xlink:type="simple" xlink:href="#__RefHeading__2000_1977503599" text:style-name="Internet_20_link" text:visited-style-name="Internet_20_link">3 RECURSOS HARDWARE<text:tab/>7</text:a></text:p>
          <text:p text:style-name="P48"><text:a xlink:type="simple" xlink:href="#__RefHeading__2002_1977503599" text:style-name="Internet_20_link" text:visited-style-name="Internet_20_link">3.1 Servidores<text:tab/>7</text:a></text:p>
          <text:p text:style-name="P48"><text:a xlink:type="simple" xlink:href="#__RefHeading__2004_1977503599" text:style-name="Internet_20_link" text:visited-style-name="Internet_20_link">3.2 Estaciones cliente<text:tab/>7</text:a></text:p>
          <text:p text:style-name="P48"><text:a xlink:type="simple" xlink:href="#__RefHeading__2006_1977503599" text:style-name="Internet_20_link" text:visited-style-name="Internet_20_link">3.3 Conectividad<text:tab/>8</text:a></text:p>
          <text:p text:style-name="P48"><text:a xlink:type="simple" xlink:href="#__RefHeading__2008_1977503599" text:style-name="Internet_20_link" text:visited-style-name="Internet_20_link">3.4 Restricciones<text:tab/>8</text:a></text:p>
          <text:p text:style-name="P47"><text:a xlink:type="simple" xlink:href="#__RefHeading__2010_1977503599" text:style-name="Internet_20_link" text:visited-style-name="Internet_20_link">4 RECURSOS SOFTWARE<text:tab/>9</text:a></text:p>
          <text:p text:style-name="P48"><text:a xlink:type="simple" xlink:href="#__RefHeading__2012_1977503599" text:style-name="Internet_20_link" text:visited-style-name="Internet_20_link">4.1 Matriz de certificación<text:tab/>9</text:a></text:p>
          <text:p text:style-name="P48"><text:a xlink:type="simple" xlink:href="#__RefHeading__3655_1276270192" text:style-name="Internet_20_link" text:visited-style-name="Internet_20_link">4.2 Restricciones técnicas del sistema<text:tab/>9</text:a></text:p>
          <text:p text:style-name="P48"><text:a xlink:type="simple" xlink:href="#__RefHeading__2014_1977503599" text:style-name="Internet_20_link" text:visited-style-name="Internet_20_link">4.3 Requisitos de otros sistemas<text:tab/>9</text:a></text:p>
          <text:p text:style-name="P47"><text:a xlink:type="simple" xlink:href="#__RefHeading__3657_1276270192" text:style-name="Internet_20_link" text:visited-style-name="Internet_20_link">5 INSTALACIÓN Y CONFIGURACIÓN DEL SOFTWARE BASE<text:tab/>11</text:a></text:p>
          <text:p text:style-name="P47"><text:a xlink:type="simple" xlink:href="#__RefHeading__2022_1977503599" text:style-name="Internet_20_link" text:visited-style-name="Internet_20_link">6 CONFIGURACIÓN DEL SISTEMA<text:tab/>12</text:a></text:p>
          <text:p text:style-name="P48"><text:a xlink:type="simple" xlink:href="#__RefHeading__20382_1181642420" text:style-name="Internet_20_link" text:visited-style-name="Internet_20_link">6.1 Configuración del sistema<text:tab/>12</text:a></text:p>
          <text:p text:style-name="P48"><text:a xlink:type="simple" xlink:href="#__RefHeading__20384_1181642420" text:style-name="Internet_20_link" text:visited-style-name="Internet_20_link">6.2 Configuración de otros sistemas<text:tab/>13</text:a></text:p>
          <text:p text:style-name="P47"><text:a xlink:type="simple" xlink:href="#__RefHeading__3659_1276270192" text:style-name="Internet_20_link" text:visited-style-name="Internet_20_link">7 COMPILACIÓN DEL SISTEMA<text:tab/>14</text:a></text:p>
          <text:p text:style-name="P47"><text:a xlink:type="simple" xlink:href="#__RefHeading__2040_1977503599" text:style-name="Internet_20_link" text:visited-style-name="Internet_20_link">8 INSTALACIÓN DEL SISTEMA<text:tab/>15</text:a></text:p>
          <text:p text:style-name="P48"><text:a xlink:type="simple" xlink:href="#__RefHeading__9176_1255198503" text:style-name="Internet_20_link" text:visited-style-name="Internet_20_link">8.1 Requisitos previos<text:tab/>15</text:a></text:p>
          <text:p text:style-name="P48"><text:a xlink:type="simple" xlink:href="#__RefHeading__9178_1255198503" text:style-name="Internet_20_link" text:visited-style-name="Internet_20_link">8.2 Procedimiento de instalación<text:tab/>15</text:a></text:p>
          <text:p text:style-name="P47"><text:a xlink:type="simple" xlink:href="#__RefHeading__37000_790639373" text:style-name="Internet_20_link" text:visited-style-name="Internet_20_link">9 VERIFICACIÓN DEL PROCESO DE INSTALACIÓN<text:tab/>17</text:a></text:p>
          <text:p text:style-name="P47"><text:a xlink:type="simple" xlink:href="#__RefHeading__2044_1977503599" text:style-name="Internet_20_link" text:visited-style-name="Internet_20_link">10 MARCHA ATRÁS DE LA INSTALACIÓN Y CONFIGURACIÓN<text:tab/>18</text:a></text:p>
          <text:p text:style-name="P48"><text:a xlink:type="simple" xlink:href="#__RefHeading__2046_1977503599" text:style-name="Internet_20_link" text:visited-style-name="Internet_20_link">10.1 Requisitos previos<text:tab/>18</text:a></text:p>
          <text:p text:style-name="P48"><text:a xlink:type="simple" xlink:href="#__RefHeading__2048_1977503599" text:style-name="Internet_20_link" text:visited-style-name="Internet_20_link">10.2 Marcha atrás del sistema<text:tab/>18</text:a></text:p>
          <text:p text:style-name="P48"><text:soft-page-break/><text:a xlink:type="simple" xlink:href="#__RefHeading__2050_1977503599" text:style-name="Internet_20_link" text:visited-style-name="Internet_20_link">10.3 Marcha atrás del software base<text:tab/>19</text:a></text:p>
          <text:p text:style-name="P47"><text:a xlink:type="simple" xlink:href="#__RefHeading__2052_1977503599" text:style-name="Internet_20_link" text:visited-style-name="Internet_20_link">11 ANEXOS<text:tab/>20</text:a></text:p>
          <text:p text:style-name="P48"><text:a xlink:type="simple" xlink:href="#__RefHeading__9180_1255198503" text:style-name="Internet_20_link" text:visited-style-name="Internet_20_link">11.1 Resumen de tareas de configuración<text:tab/>20</text:a></text:p>
          <text:p text:style-name="P47"><text:a xlink:type="simple" xlink:href="#__RefHeading__2054_1977503599" text:style-name="Internet_20_link" text:visited-style-name="Internet_20_link">12 GLOSARIO<text:tab/>21</text:a></text:p>
          <text:p text:style-name="P47"><text:a xlink:type="simple" xlink:href="#__RefHeading__2056_1977503599" text:style-name="Internet_20_link" text:visited-style-name="Internet_20_link">13 BIBLIOGRAFÍA Y REFERENCIAS<text:tab/>22</text:a></text:p>
        </text:index-body>
      </text:table-of-content>
      <text:h text:style-name="P61" text:outline-level="1"><text:bookmark text:name="__RefHeading__1984_1977503599"/>INTRODUCCIÓN<text:bookmark-end text:name="__RefHeading__1984_1977503599"/></text:h>
      <text:h text:style-name="P57" text:outline-level="2"><text:bookmark text:name="__RefHeading__1986_1977503599"/>Objeto<text:bookmark-end text:name="__RefHeading__1986_1977503599"/></text:h>
      <text:p text:style-name="P35">&lt;Introduzca Contenido y borre cuadro&gt;</text:p>
      <text:p text:style-name="P13"><draw:frame draw:style-name="fr1" draw:name="Marco29" text:anchor-type="as-char" svg:y="-0.011cm" svg:width="15.93cm" svg:height="1.15cm" draw:z-index="3"><draw:text-box><text:p text:style-name="Text_20_body">Descripción del propósito del documento.</text:p></draw:text-box></draw:frame></text:p>
      <text:h text:style-name="P58" text:outline-level="2"><text:bookmark text:name="__RefHeading__1988_1977503599"/>Alcance<text:bookmark-end text:name="__RefHeading__1988_1977503599"/></text:h>
      <text:p text:style-name="P35"><text:bookmark-start text:name="DDE_LINK11"/><text:bookmark-start text:name="DDE_LINK2"/>&lt;Introduzca Contenido y borre cuadro&gt;<text:bookmark-end text:name="DDE_LINK11"/><text:bookmark-end text:name="DDE_LINK2"/></text:p>
      <text:p text:style-name="P16"><draw:frame draw:style-name="fr2" draw:name="Marco31" text:anchor-type="as-char" svg:y="0cm" svg:width="15.93cm" svg:height="1.381cm" draw:z-index="4"><draw:text-box><text:p text:style-name="Text_20_body">Unidades organizativas y responsabilidades a las que va dirigida el documento y que participan en su generación, validación y registro según el modelo de MADEJA.</text:p></draw:text-box></draw:frame></text:p>
      <text:p text:style-name="P16"/>
      <text:h text:style-name="P61" text:outline-level="1"><text:bookmark text:name="__RefHeading__1990_1977503599"/>DESCRIPCIÓN DEL SISTEMA<text:bookmark-end text:name="__RefHeading__1990_1977503599"/></text:h>
      <text:h text:style-name="P57" text:outline-level="2"><text:bookmark text:name="__RefHeading__1992_1977503599"/>Antecedentes y descripción funcional del sistema<text:bookmark-end text:name="__RefHeading__1992_1977503599"/></text:h>
      <text:p text:style-name="P35">&lt;Introduzca contenido y borre cuadro&gt;</text:p>
      <text:p text:style-name="P16"><draw:frame draw:style-name="fr1" draw:name="Marco5" text:anchor-type="as-char" svg:y="-0.011cm" svg:width="15.93cm" svg:height="2.648cm" draw:z-index="5"><draw:text-box><text:p text:style-name="Text_20_body">En este apartado se describirá la situación previa de la organización antes de la construcción del sistema, así como los motivos que llevaron a la construcción del sistema de información. Además, se describirá a alto nivel la funcionalidad que el nuevo sistema aporta o sustituye dentro de la organización.</text:p><text:p text:style-name="Text_20_body">Se recomienda la utilización de diagramas en estilo libre para ilustrar la funcionalidad del nuevo sistema.</text:p></draw:text-box></draw:frame></text:p>
      <text:h text:style-name="P57" text:outline-level="2"><text:bookmark text:name="__RefHeading__1996_1977503599"/>Componentes fundamentales<text:bookmark-end text:name="__RefHeading__1996_1977503599"/></text:h>
      <text:p text:style-name="P35">&lt;Cumplimente tabla y borre cuadro&gt;</text:p>
      <text:p text:style-name="P11"><draw:frame draw:style-name="fr1" draw:name="Marco33" text:anchor-type="as-char" svg:y="-0.011cm" svg:width="15.93cm" svg:height="1.847cm" draw:z-index="6"><draw:text-box><text:p text:style-name="P35">En este apartado se recogerán los principales módulos del sistema, incluyendo una pequeña descripción de cada uno de ellos.</text:p></draw:text-box></draw:frame></text:p>
      <text:p text:style-name="P11"/>
      <table:table table:name="Tabla6" table:style-name="Tabla6">
        <table:table-column table:style-name="Tabla6.A"/>
        <table:table-column table:style-name="Tabla6.B"/>
        <table:table-row table:style-name="Tabla6.1">
          <table:table-cell table:style-name="Tabla6.A1" office:value-type="string">
            <text:p text:style-name="P41">Módulo</text:p>
          </table:table-cell>
          <table:table-cell table:style-name="Tabla6.B1" office:value-type="string">
            <text:p text:style-name="P41">Descripción</text:p>
          </table:table-cell>
        </table:table-row>
        <table:table-row table:style-name="Tabla6.1">
          <table:table-cell table:style-name="Tabla6.A2" office:value-type="string">
            <text:p text:style-name="P32"/>
          </table:table-cell>
          <table:table-cell table:style-name="Tabla6.B2" office:value-type="string">
            <text:p text:style-name="P32"/>
          </table:table-cell>
        </table:table-row>
        <table:table-row table:style-name="Tabla6.1">
          <table:table-cell table:style-name="Tabla6.A2" office:value-type="string">
            <text:p text:style-name="P32"/>
          </table:table-cell>
          <table:table-cell table:style-name="Tabla6.B2" office:value-type="string">
            <text:p text:style-name="P32"/>
          </table:table-cell>
        </table:table-row>
        <table:table-row table:style-name="Tabla6.1">
          <table:table-cell table:style-name="Tabla6.A4" office:value-type="string">
            <text:p text:style-name="P32"/>
          </table:table-cell>
          <table:table-cell table:style-name="Tabla6.B4" office:value-type="string">
            <text:p text:style-name="P32"/>
          </table:table-cell>
        </table:table-row>
      </table:table>
      <text:h text:style-name="P57" text:outline-level="2"><text:bookmark text:name="__RefHeading__1998_1977503599"/>Relación con otros sistemas<text:bookmark-end text:name="__RefHeading__1998_1977503599"/></text:h>
      <text:p text:style-name="P35">&lt;Cumplimente tabla y borre cuadro&gt;</text:p>
      <text:p text:style-name="P11"><draw:frame draw:style-name="fr1" draw:name="Marco34" text:anchor-type="as-char" svg:y="-0.18cm" svg:width="15.93cm" svg:height="2.443cm" draw:z-index="7"><draw:text-box><text:p text:style-name="P35">En este apartado se deberán describir los otros sistemas con los que se relaciona el sistema y describir dichas relaciones. Estos sistemas pueden ser utilizados para obtener información (registros, sistemas de información geográfica....), para realizar acciones necesarias para nuestro sistema (programas de cálculo, sistemas de cifrado...), para realizar tareas de soporte (gestión de agendas, generación de informes...), etc.</text:p><text:p text:style-name="Standard"/></draw:text-box></draw:frame></text:p>
      <text:p text:style-name="P11"/>
      <table:table table:name="Tabla27" table:style-name="Tabla27">
        <table:table-column table:style-name="Tabla27.A"/>
        <table:table-column table:style-name="Tabla27.B"/>
        <table:table-row table:style-name="Tabla27.1">
          <table:table-cell table:style-name="Tabla27.A1" office:value-type="string">
            <text:p text:style-name="P41">Sistema</text:p>
          </table:table-cell>
          <table:table-cell table:style-name="Tabla27.B1" office:value-type="string">
            <text:p text:style-name="P41">Relación</text:p>
          </table:table-cell>
        </table:table-row>
        <table:table-row table:style-name="Tabla27.1">
          <table:table-cell table:style-name="Tabla27.A2" office:value-type="string">
            <text:p text:style-name="P32"/>
          </table:table-cell>
          <table:table-cell table:style-name="Tabla27.B2" office:value-type="string">
            <text:p text:style-name="P32"/>
          </table:table-cell>
        </table:table-row>
        <table:table-row table:style-name="Tabla27.1">
          <table:table-cell table:style-name="Tabla27.A2" office:value-type="string">
            <text:p text:style-name="P32"/>
          </table:table-cell>
          <table:table-cell table:style-name="Tabla27.B2" office:value-type="string">
            <text:p text:style-name="P32"/>
          </table:table-cell>
        </table:table-row>
        <table:table-row table:style-name="Tabla27.1">
          <table:table-cell table:style-name="Tabla27.A4" office:value-type="string">
            <text:p text:style-name="P32"/>
          </table:table-cell>
          <table:table-cell table:style-name="Tabla27.B4" office:value-type="string">
            <text:p text:style-name="P32"/>
          </table:table-cell>
        </table:table-row>
      </table:table>
      <text:h text:style-name="P61" text:outline-level="1"><text:bookmark text:name="__RefHeading__2000_1977503599"/>RECURSOS HARDWARE<text:bookmark-end text:name="__RefHeading__2000_1977503599"/></text:h>
      <text:h text:style-name="P57" text:outline-level="2"><text:bookmark text:name="__RefHeading__2002_1977503599"/>Servidores<text:bookmark-end text:name="__RefHeading__2002_1977503599"/></text:h>
      <text:p text:style-name="P35">&lt;Cumplimente tabla y borre cuadro&gt;</text:p>
      <text:p text:style-name="P12"><draw:frame draw:style-name="fr1" draw:name="Marco7" text:anchor-type="as-char" svg:y="-1.011cm" svg:width="15.93cm" svg:height="4.078cm" draw:z-index="8"><draw:text-box><text:p text:style-name="P35">Para cada uno de los servidores necesarios para la implantación del sistema (servidor de aplicaciones, servidor de base de datos, servidor de archivos, etc.), se detallarán sus requisitos hardware, diferenciando entre requisitos mínimos y recomendados.</text:p><text:p text:style-name="P35">Incluir una tabla para cada Servidor.</text:p><text:p text:style-name="P35">En caso de no tratarse de servidores virtuales, deberá justificarse en este apartado. Previamente de deberá haber solicitado la creación de la máquina virtual mediante la plantilla correspondiente.</text:p></draw:text-box></draw:frame></text:p>
      <text:p text:style-name="P12"/>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7">Servidor 1</text:p>
          </table:table-cell>
          <table:covered-table-cell/>
          <table:covered-table-cell/>
        </table:table-row>
        <table:table-row table:style-name="Tabla7.1">
          <table:table-cell table:style-name="Tabla7.A2" office:value-type="string">
            <text:p text:style-name="P17">Dato</text:p>
          </table:table-cell>
          <table:table-cell table:style-name="Tabla7.B2" office:value-type="string">
            <text:p text:style-name="P17">Valor mínimo</text:p>
          </table:table-cell>
          <table:table-cell table:style-name="Tabla7.C2" office:value-type="string">
            <text:p text:style-name="P17">Valor recomendado</text:p>
          </table:table-cell>
        </table:table-row>
        <table:table-row table:style-name="Tabla7.1">
          <table:table-cell table:style-name="Tabla7.A3" office:value-type="string">
            <text:p text:style-name="P32">Procesador</text:p>
          </table:table-cell>
          <table:table-cell table:style-name="Tabla7.B3" office:value-type="string">
            <text:p text:style-name="P32"/>
          </table:table-cell>
          <table:table-cell table:style-name="Tabla7.C3" office:value-type="string">
            <text:p text:style-name="P32"/>
          </table:table-cell>
        </table:table-row>
        <table:table-row table:style-name="Tabla7.1">
          <table:table-cell table:style-name="Tabla7.A3" office:value-type="string">
            <text:p text:style-name="P32">Memoria RAM</text:p>
          </table:table-cell>
          <table:table-cell table:style-name="Tabla7.B3" office:value-type="string">
            <text:p text:style-name="P32"/>
          </table:table-cell>
          <table:table-cell table:style-name="Tabla7.C3" office:value-type="string">
            <text:p text:style-name="P32"/>
          </table:table-cell>
        </table:table-row>
        <table:table-row table:style-name="Tabla7.1">
          <table:table-cell table:style-name="Tabla7.A5" office:value-type="string">
            <text:p text:style-name="P32">Tamaño Almacenamiento</text:p>
          </table:table-cell>
          <table:table-cell table:style-name="Tabla7.B5" office:value-type="string">
            <text:p text:style-name="P32"/>
          </table:table-cell>
          <table:table-cell table:style-name="Tabla7.C5" office:value-type="string">
            <text:p text:style-name="P32"/>
          </table:table-cell>
        </table:table-row>
        <table:table-row table:style-name="Tabla7.1">
          <table:table-cell table:style-name="Tabla7.A3" office:value-type="string">
            <text:p text:style-name="P32">Otros</text:p>
          </table:table-cell>
          <table:table-cell table:style-name="Tabla7.B3" office:value-type="string">
            <text:p text:style-name="P32"/>
          </table:table-cell>
          <table:table-cell table:style-name="Tabla7.C3" office:value-type="string">
            <text:p text:style-name="P32"/>
          </table:table-cell>
        </table:table-row>
        <table:table-row table:style-name="Tabla7.1">
          <table:table-cell table:style-name="Tabla7.A3" office:value-type="string">
            <text:p text:style-name="P32"/>
          </table:table-cell>
          <table:table-cell table:style-name="Tabla7.B3" office:value-type="string">
            <text:p text:style-name="P32"/>
          </table:table-cell>
          <table:table-cell table:style-name="Tabla7.C3" office:value-type="string">
            <text:p text:style-name="P32"/>
          </table:table-cell>
        </table:table-row>
      </table:table>
      <text:p text:style-name="P11"/>
      <text:h text:style-name="P57" text:outline-level="2"><text:bookmark text:name="__RefHeading__2004_1977503599"/>Estaciones cliente<text:bookmark-end text:name="__RefHeading__2004_1977503599"/></text:h>
      <text:p text:style-name="P35">&lt;Cumplimente tabla y borre cuadro&gt;</text:p>
      <text:p text:style-name="P12"><draw:frame draw:style-name="fr1" draw:name="Marco8" text:anchor-type="as-char" svg:y="-0.011cm" svg:width="15.822cm" svg:height="1.528cm" draw:z-index="9"><draw:text-box><text:p text:style-name="P35">Se detallarán los requisitos hardware de las estaciones cliente necesarios para la ejecución del sistema, diferenciando entre requisitos mínimos y recomendados.</text:p></draw:text-box></draw:frame></text:p>
      <text:p text:style-name="P11"/>
      <table:table table:name="Tabla8" table:style-name="Tabla8">
        <table:table-column table:style-name="Tabla8.A"/>
        <table:table-column table:style-name="Tabla8.B"/>
        <table:table-column table:style-name="Tabla8.C"/>
        <text:soft-page-break/>
        <table:table-row table:style-name="Tabla8.1">
          <table:table-cell table:style-name="Tabla8.A1" office:value-type="string">
            <text:p text:style-name="P19">Dato</text:p>
          </table:table-cell>
          <table:table-cell table:style-name="Tabla8.B1" office:value-type="string">
            <text:p text:style-name="P19">Valor mínimo</text:p>
          </table:table-cell>
          <table:table-cell table:style-name="Tabla8.C1" office:value-type="string">
            <text:p text:style-name="P19">Valor recomendado</text:p>
          </table:table-cell>
        </table:table-row>
        <table:table-row table:style-name="Tabla8.1">
          <table:table-cell table:style-name="Tabla8.A2" office:value-type="string">
            <text:p text:style-name="P32">Procesador</text:p>
          </table:table-cell>
          <table:table-cell table:style-name="Tabla8.B2" office:value-type="string">
            <text:p text:style-name="P32"/>
          </table:table-cell>
          <table:table-cell table:style-name="Tabla8.C2" office:value-type="string">
            <text:p text:style-name="P32"/>
          </table:table-cell>
        </table:table-row>
        <table:table-row table:style-name="Tabla8.1">
          <table:table-cell table:style-name="Tabla8.A2" office:value-type="string">
            <text:p text:style-name="P32">Memoria RAM</text:p>
          </table:table-cell>
          <table:table-cell table:style-name="Tabla8.B2" office:value-type="string">
            <text:p text:style-name="P32"/>
          </table:table-cell>
          <table:table-cell table:style-name="Tabla8.C2" office:value-type="string">
            <text:p text:style-name="P32"/>
          </table:table-cell>
        </table:table-row>
        <table:table-row table:style-name="Tabla8.1">
          <table:table-cell table:style-name="Tabla8.A4" office:value-type="string">
            <text:p text:style-name="P32">Tamaño Almacenamiento</text:p>
          </table:table-cell>
          <table:table-cell table:style-name="Tabla8.B4" office:value-type="string">
            <text:p text:style-name="P32"/>
          </table:table-cell>
          <table:table-cell table:style-name="Tabla8.C4" office:value-type="string">
            <text:p text:style-name="P32"/>
          </table:table-cell>
        </table:table-row>
        <table:table-row table:style-name="Tabla8.1">
          <table:table-cell table:style-name="Tabla8.A2" office:value-type="string">
            <text:p text:style-name="P32">Otros</text:p>
          </table:table-cell>
          <table:table-cell table:style-name="Tabla8.B2" office:value-type="string">
            <text:p text:style-name="P32"/>
          </table:table-cell>
          <table:table-cell table:style-name="Tabla8.C2" office:value-type="string">
            <text:p text:style-name="P32"/>
          </table:table-cell>
        </table:table-row>
        <table:table-row table:style-name="Tabla8.1">
          <table:table-cell table:style-name="Tabla8.A2" office:value-type="string">
            <text:p text:style-name="P32"/>
          </table:table-cell>
          <table:table-cell table:style-name="Tabla8.B2" office:value-type="string">
            <text:p text:style-name="P32"/>
          </table:table-cell>
          <table:table-cell table:style-name="Tabla8.C2" office:value-type="string">
            <text:p text:style-name="P32"/>
          </table:table-cell>
        </table:table-row>
      </table:table>
      <text:h text:style-name="P57" text:outline-level="2"><text:bookmark text:name="__RefHeading__2006_1977503599"/>Conectividad<text:bookmark-end text:name="__RefHeading__2006_1977503599"/></text:h>
      <text:p text:style-name="P35">&lt;Cumplimente tabla y borre cuadro&gt;</text:p>
      <text:p text:style-name="P12"><draw:frame draw:style-name="fr1" draw:name="Marco9" text:anchor-type="as-char" svg:y="-0.011cm" svg:width="15.93cm" svg:height="1.97cm" draw:z-index="10"><draw:text-box><text:p text:style-name="Text_20_body">Se detallarán todos los requisitos mínimos y recomendados de recursos hardware de conectividad entre servidores y estaciones cliente necesarios para la implantación. Para facilitar la comprensión, se recomienda <text:s/>incluir el diagrama de despliegue correspondiente.</text:p><text:p text:style-name="Standard"/></draw:text-box></draw:frame></text:p>
      <text:p text:style-name="P12"/>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9">Dato</text:p>
          </table:table-cell>
          <table:table-cell table:style-name="Tabla9.B1" office:value-type="string">
            <text:p text:style-name="P19">Valor mínimo</text:p>
          </table:table-cell>
          <table:table-cell table:style-name="Tabla9.C1" office:value-type="string">
            <text:p text:style-name="P19">Valor recomendado</text:p>
          </table:table-cell>
        </table:table-row>
        <table:table-row table:style-name="Tabla9.1">
          <table:table-cell table:style-name="Tabla9.A2" office:value-type="string">
            <text:p text:style-name="P32">Tarjeta de Red</text:p>
          </table:table-cell>
          <table:table-cell table:style-name="Tabla9.B2" office:value-type="string">
            <text:p text:style-name="P32"/>
          </table:table-cell>
          <table:table-cell table:style-name="Tabla9.C2" office:value-type="string">
            <text:p text:style-name="P32"/>
          </table:table-cell>
        </table:table-row>
        <table:table-row table:style-name="Tabla9.1">
          <table:table-cell table:style-name="Tabla9.A2" office:value-type="string">
            <text:p text:style-name="P32">Tipo de Red</text:p>
          </table:table-cell>
          <table:table-cell table:style-name="Tabla9.B2" office:value-type="string">
            <text:p text:style-name="P32"/>
          </table:table-cell>
          <table:table-cell table:style-name="Tabla9.C2" office:value-type="string">
            <text:p text:style-name="P32"/>
          </table:table-cell>
        </table:table-row>
        <table:table-row table:style-name="Tabla9.1">
          <table:table-cell table:style-name="Tabla9.A4" office:value-type="string">
            <text:p text:style-name="P32">Otros</text:p>
          </table:table-cell>
          <table:table-cell table:style-name="Tabla9.B4" office:value-type="string">
            <text:p text:style-name="P32"/>
          </table:table-cell>
          <table:table-cell table:style-name="Tabla9.C4" office:value-type="string">
            <text:p text:style-name="P32"/>
          </table:table-cell>
        </table:table-row>
      </table:table>
      <text:p text:style-name="P11"/>
      <text:h text:style-name="P57" text:outline-level="2"><text:bookmark text:name="__RefHeading__2008_1977503599"/>Restricciones<text:bookmark-end text:name="__RefHeading__2008_1977503599"/></text:h>
      <text:p text:style-name="P35">&lt;Cumplimente tabla y borre cuadro&gt;</text:p>
      <text:p text:style-name="P12"><draw:frame draw:style-name="fr1" draw:name="Marco10" text:anchor-type="as-char" svg:y="-0.011cm" svg:width="15.93cm" svg:height="2.621cm" draw:z-index="11"><draw:text-box><text:p text:style-name="Text_20_body">En este apartado deben mostrarse todos aquellos aspectos, circunstancias, etc. que especifiquen las limitaciones del elemento en cuanto a características, funcionamiento, acceso a otros productos, etc.</text:p></draw:text-box></draw:frame></text:p>
      <text:p text:style-name="P12"/>
      <table:table table:name="Tabla10" table:style-name="Tabla10">
        <table:table-column table:style-name="Tabla10.A"/>
        <table:table-column table:style-name="Tabla10.B"/>
        <table:table-row table:style-name="Tabla10.1">
          <table:table-cell table:style-name="Tabla10.A1" office:value-type="string">
            <text:p text:style-name="P20">Restricción</text:p>
          </table:table-cell>
          <table:table-cell table:style-name="Tabla10.B1" office:value-type="string">
            <text:p text:style-name="P20">Detalle</text:p>
          </table:table-cell>
        </table:table-row>
        <table:table-row table:style-name="Tabla10.1">
          <table:table-cell table:style-name="Tabla10.A2" office:value-type="string">
            <text:p text:style-name="P32"/>
          </table:table-cell>
          <table:table-cell table:style-name="Tabla10.B2" office:value-type="string">
            <text:p text:style-name="P32"/>
          </table:table-cell>
        </table:table-row>
        <table:table-row table:style-name="Tabla10.1">
          <table:table-cell table:style-name="Tabla10.A2" office:value-type="string">
            <text:p text:style-name="P32"/>
          </table:table-cell>
          <table:table-cell table:style-name="Tabla10.B2" office:value-type="string">
            <text:p text:style-name="P32"/>
          </table:table-cell>
        </table:table-row>
        <table:table-row table:style-name="Tabla10.1">
          <table:table-cell table:style-name="Tabla10.A4" office:value-type="string">
            <text:p text:style-name="P32"/>
          </table:table-cell>
          <table:table-cell table:style-name="Tabla10.B4" office:value-type="string">
            <text:p text:style-name="P32"/>
          </table:table-cell>
        </table:table-row>
      </table:table>
      <text:p text:style-name="P11"/>
      <text:h text:style-name="P61" text:outline-level="1"><text:bookmark text:name="__RefHeading__2010_1977503599"/>RECURSOS SOFTWARE<text:bookmark-end text:name="__RefHeading__2010_1977503599"/></text:h>
      <text:h text:style-name="P60" text:outline-level="2"><text:bookmark text:name="__RefHeading__2012_1977503599"/>Matriz de certificación<text:bookmark-end text:name="__RefHeading__2012_1977503599"/></text:h>
      <text:p text:style-name="P35">&lt;Introduzca contenido y borre cuadro&gt;</text:p>
      <text:p text:style-name="P35"><draw:frame draw:style-name="fr1" draw:name="Marco1" text:anchor-type="as-char" svg:y="0.326cm" svg:width="15.93cm" svg:height="1.857cm" draw:z-index="33"><draw:text-box><text:p text:style-name="P35">Este apartado recogerá la compatibilidad de la versión del sistema objeto de la instalación, con las distintas versiones de software base y componentes externos utilizados (máquina virtual Java, servidor de aplicaciones, servidor de base de datos, LDAP, etc.).</text:p></draw:text-box></draw:frame></text:p>
      <text:h text:style-name="P57" text:outline-level="2"><text:bookmark text:name="__RefHeading__3655_1276270192"/>Restricciones técnicas del sistema<text:bookmark-end text:name="__RefHeading__3655_1276270192"/></text:h>
      <text:p text:style-name="P35">&lt;Cumplimente tabla y borre cuadro&gt;</text:p>
      <text:p text:style-name="P12"><draw:frame draw:style-name="fr1" draw:name="Marco11" text:anchor-type="as-char" svg:y="-0.011cm" svg:width="15.93cm" svg:height="3.863cm" draw:z-index="34"><draw:text-box><text:p text:style-name="P35">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35">En los casos que se considere necesario, se deberá indicar la ubicación de los servidores a utilizar y el modo de acceso a los mismos.</text:p><text:p text:style-name="P35"/></draw:text-box></draw:frame></text:p>
      <text:p text:style-name="P11"/>
      <table:table table:name="Tabla11" table:style-name="Tabla11">
        <table:table-column table:style-name="Tabla11.A"/>
        <table:table-column table:style-name="Tabla11.B"/>
        <table:table-row table:style-name="Tabla11.1">
          <table:table-cell table:style-name="Tabla11.A1" office:value-type="string">
            <text:p text:style-name="P20">Elemento</text:p>
          </table:table-cell>
          <table:table-cell table:style-name="Tabla11.B1" office:value-type="string">
            <text:p text:style-name="P20">Descripción</text:p>
          </table:table-cell>
        </table:table-row>
        <table:table-row table:style-name="Tabla11.1">
          <table:table-cell table:style-name="Tabla11.A2" office:value-type="string">
            <text:p text:style-name="P32">Sistema operativo</text:p>
          </table:table-cell>
          <table:table-cell table:style-name="Tabla11.B2" office:value-type="string">
            <text:p text:style-name="P32"/>
          </table:table-cell>
        </table:table-row>
        <table:table-row table:style-name="Tabla11.1">
          <table:table-cell table:style-name="Tabla11.A2" office:value-type="string">
            <text:p text:style-name="P32">Servidor de aplicaciones</text:p>
          </table:table-cell>
          <table:table-cell table:style-name="Tabla11.B2" office:value-type="string">
            <text:p text:style-name="P32"/>
          </table:table-cell>
        </table:table-row>
        <table:table-row table:style-name="Tabla11.1">
          <table:table-cell table:style-name="Tabla11.A2" office:value-type="string">
            <text:p text:style-name="P32">Servidor de base de datos</text:p>
          </table:table-cell>
          <table:table-cell table:style-name="Tabla11.B2" office:value-type="string">
            <text:p text:style-name="P32"/>
          </table:table-cell>
        </table:table-row>
        <table:table-row table:style-name="Tabla11.1">
          <table:table-cell table:style-name="Tabla11.A2" office:value-type="string">
            <text:p text:style-name="P32">Compilador</text:p>
          </table:table-cell>
          <table:table-cell table:style-name="Tabla11.B2" office:value-type="string">
            <text:p text:style-name="P32"/>
          </table:table-cell>
        </table:table-row>
        <table:table-row table:style-name="Tabla11.1">
          <table:table-cell table:style-name="Tabla11.A2" office:value-type="string">
            <text:p text:style-name="P32">JVM</text:p>
          </table:table-cell>
          <table:table-cell table:style-name="Tabla11.B2" office:value-type="string">
            <text:p text:style-name="P32"/>
          </table:table-cell>
        </table:table-row>
        <table:table-row table:style-name="Tabla11.1">
          <table:table-cell table:style-name="Tabla11.A2" office:value-type="string">
            <text:p text:style-name="P32">Otros</text:p>
          </table:table-cell>
          <table:table-cell table:style-name="Tabla11.B2" office:value-type="string">
            <text:p text:style-name="P32"/>
          </table:table-cell>
        </table:table-row>
        <table:table-row table:style-name="Tabla11.1">
          <table:table-cell table:style-name="Tabla11.A8" office:value-type="string">
            <text:p text:style-name="P32"/>
          </table:table-cell>
          <table:table-cell table:style-name="Tabla11.B8" office:value-type="string">
            <text:p text:style-name="P32"/>
          </table:table-cell>
        </table:table-row>
      </table:table>
      <text:p text:style-name="P11"/>
      <text:h text:style-name="P57" text:outline-level="2"><text:bookmark text:name="__RefHeading__2014_1977503599"/>Requisitos de otros sistemas<text:bookmark-end text:name="__RefHeading__2014_1977503599"/></text:h>
      <text:p text:style-name="P35">&lt;Cumplimente tabla y borre cuadro&gt;</text:p>
      <text:p text:style-name="P12"><text:soft-page-break/><draw:frame draw:style-name="fr1" draw:name="Marco12" text:anchor-type="as-char" svg:y="-0.011cm" svg:width="15.93cm" svg:height="11.797cm" draw:z-index="35"><draw:text-box><text:p text:style-name="P35">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35">Estos sistemas con los que existe relación pueden ser otros sistemas de la organización (gestión de personal, inventarios, agenda...), sistemas horizontales de la Junta de Andalucía (@firma, @ries, Trew@...) o sistemas externos (sistemas de información geográfica, servidores de noticias...).</text:p><text:p text:style-name="P35">Se cumplimentará una tabla para cada sistema con los que existan relaciones.</text:p><text:p text:style-name="P35">Como ejemplo, este sería un ejemplo de alta en @ries:</text:p><text:p text:style-name="P35"/><table:table table:name="Tabla18" table:style-name="Tabla18"><table:table-column table:style-name="Tabla18.A"/><table:table-column table:style-name="Tabla18.B"/><table:table-header-rows><table:table-row table:style-name="Tabla18.1"><table:table-cell table:style-name="Tabla18.A1" table:number-columns-spanned="2" office:value-type="string"><text:p text:style-name="P20">@ries</text:p></table:table-cell><table:covered-table-cell/></table:table-row></table:table-header-rows><table:table-row table:style-name="Tabla18.1"><table:table-cell table:style-name="Tabla18.A2" office:value-type="string"><text:p text:style-name="P32">Descripción</text:p></table:table-cell><table:table-cell table:style-name="Tabla18.B2" office:value-type="string"><text:p text:style-name="P32">Sistema de registro telemático de la Junta de Andalucía</text:p></table:table-cell></table:table-row><table:table-row table:style-name="Tabla18.1"><table:table-cell table:style-name="Tabla18.A2" office:value-type="string"><text:p text:style-name="P32">Funcionalidad utilizada</text:p></table:table-cell><table:table-cell table:style-name="Tabla18.B2" office:value-type="string"><text:p text:style-name="P32">Se utilizarán los servicios de registro de documentos y ficheros.</text:p></table:table-cell></table:table-row><table:table-row table:style-name="Tabla18.1"><table:table-cell table:style-name="Tabla18.A2" office:value-type="string"><text:p text:style-name="P32">Requisito administrativo <text:s/>1</text:p></table:table-cell><table:table-cell table:style-name="Tabla18.B2" office:value-type="string"><text:p text:style-name="P32">Solicitud de alta de aplicación en @ries, cumplimentando el documento de registro que se puede obtener en la url...</text:p></table:table-cell></table:table-row><table:table-row table:style-name="Tabla18.1"><table:table-cell table:style-name="Tabla18.A2" office:value-type="string"><text:p text:style-name="P32">Requisito administrativo 2 </text:p></table:table-cell><table:table-cell table:style-name="Tabla18.B2" office:value-type="string"><text:p text:style-name="P32"/></table:table-cell></table:table-row><table:table-row table:style-name="Tabla18.1"><table:table-cell table:style-name="Tabla18.A2" office:value-type="string"><text:p text:style-name="P32">Restricción técnica 1</text:p></table:table-cell><table:table-cell table:style-name="Tabla18.B2" office:value-type="string"><text:p text:style-name="P32">Si se anexan ficheros, es necesario tener acceso vía FTP al servidor proporcionado por @ries.</text:p></table:table-cell></table:table-row><table:table-row table:style-name="Tabla18.1"><table:table-cell table:style-name="Tabla18.A7" office:value-type="string"><text:p text:style-name="P32">Restricción técnica 2</text:p></table:table-cell><table:table-cell table:style-name="Tabla18.B7" office:value-type="string"><text:p text:style-name="P32">Sólo se tendrá comunicación con @ries desde las IPs indicadas en la solicitud.</text:p></table:table-cell></table:table-row></table:table><text:p text:style-name="Standard"/></draw:text-box></draw:frame></text:p>
      <text:p text:style-name="P12"/>
      <text:p text:style-name="P12"/>
      <text:p text:style-name="P12"/>
      <table:table table:name="Tabla17" table:style-name="Tabla17">
        <table:table-column table:style-name="Tabla17.A"/>
        <table:table-column table:style-name="Tabla17.B"/>
        <table:table-header-rows>
          <table:table-row table:style-name="Tabla17.1">
            <table:table-cell table:style-name="Tabla17.A1" table:number-columns-spanned="2" office:value-type="string">
              <text:p text:style-name="P20">&lt;Sistema 1&gt;</text:p>
            </table:table-cell>
            <table:covered-table-cell/>
          </table:table-row>
        </table:table-header-rows>
        <table:table-row table:style-name="Tabla17.1">
          <table:table-cell table:style-name="Tabla17.A2" office:value-type="string">
            <text:p text:style-name="P32">Descripción</text:p>
          </table:table-cell>
          <table:table-cell table:style-name="Tabla17.B2" office:value-type="string">
            <text:p text:style-name="P32"/>
          </table:table-cell>
        </table:table-row>
        <table:table-row table:style-name="Tabla17.1">
          <table:table-cell table:style-name="Tabla17.A2" office:value-type="string">
            <text:p text:style-name="P32">Funcionalidad utilizada</text:p>
          </table:table-cell>
          <table:table-cell table:style-name="Tabla17.B2" office:value-type="string">
            <text:p text:style-name="P32"/>
          </table:table-cell>
        </table:table-row>
        <table:table-row table:style-name="Tabla17.1">
          <table:table-cell table:style-name="Tabla17.A2" office:value-type="string">
            <text:p text:style-name="P32">Requisito formal 1</text:p>
          </table:table-cell>
          <table:table-cell table:style-name="Tabla17.B2" office:value-type="string">
            <text:p text:style-name="P32"/>
          </table:table-cell>
        </table:table-row>
        <table:table-row table:style-name="Tabla17.1">
          <table:table-cell table:style-name="Tabla17.A2" office:value-type="string">
            <text:p text:style-name="P32">... </text:p>
          </table:table-cell>
          <table:table-cell table:style-name="Tabla17.B2" office:value-type="string">
            <text:p text:style-name="P32"/>
          </table:table-cell>
        </table:table-row>
        <table:table-row table:style-name="Tabla17.1">
          <table:table-cell table:style-name="Tabla17.A2" office:value-type="string">
            <text:p text:style-name="P32">Requisito técnico 1</text:p>
          </table:table-cell>
          <table:table-cell table:style-name="Tabla17.B2" office:value-type="string">
            <text:p text:style-name="P32"/>
          </table:table-cell>
        </table:table-row>
        <table:table-row table:style-name="Tabla17.1">
          <table:table-cell table:style-name="Tabla17.A2" office:value-type="string">
            <text:p text:style-name="P32">...</text:p>
          </table:table-cell>
          <table:table-cell table:style-name="Tabla17.B2" office:value-type="string">
            <text:p text:style-name="P32"/>
          </table:table-cell>
        </table:table-row>
        <table:table-row table:style-name="Tabla17.1">
          <table:table-cell table:style-name="Tabla17.A2" office:value-type="string">
            <text:p text:style-name="P32">Requisito de comunicación 1</text:p>
          </table:table-cell>
          <table:table-cell table:style-name="Tabla17.B2" office:value-type="string">
            <text:p text:style-name="P32"/>
          </table:table-cell>
        </table:table-row>
        <table:table-row table:style-name="Tabla17.1">
          <table:table-cell table:style-name="Tabla17.A2" office:value-type="string">
            <text:p text:style-name="P32">...</text:p>
          </table:table-cell>
          <table:table-cell table:style-name="Tabla17.B2" office:value-type="string">
            <text:p text:style-name="P32"/>
          </table:table-cell>
        </table:table-row>
        <table:table-row table:style-name="Tabla17.1">
          <table:table-cell table:style-name="Tabla17.A2" office:value-type="string">
            <text:p text:style-name="P32">Otros</text:p>
          </table:table-cell>
          <table:table-cell table:style-name="Tabla17.B2" office:value-type="string">
            <text:p text:style-name="P32"/>
          </table:table-cell>
        </table:table-row>
        <table:table-row table:style-name="Tabla17.1">
          <table:table-cell table:style-name="Tabla17.A11" office:value-type="string">
            <text:p text:style-name="P32"/>
          </table:table-cell>
          <table:table-cell table:style-name="Tabla17.B11" office:value-type="string">
            <text:p text:style-name="P32"/>
          </table:table-cell>
        </table:table-row>
      </table:table>
      <text:p text:style-name="P12"/>
      <text:h text:style-name="P62" text:outline-level="1"><text:bookmark text:name="__RefHeading__3657_1276270192"/>INSTALACIÓN Y CONFIGURACIÓN DEL SOFTWARE BASE<text:bookmark-end text:name="__RefHeading__3657_1276270192"/></text:h>
      <text:p text:style-name="P35">&lt;Inserta comentario y eliminar cuadro&gt;</text:p>
      <text:p text:style-name="P14"><draw:frame draw:style-name="fr1" draw:name="Marco23" text:anchor-type="as-char" svg:y="-0.011cm" svg:width="15.93cm" svg:height="6.054cm" draw:z-index="36"><draw:text-box><text:p text:style-name="P35">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35">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p><text:p text:style-name="P35">En caso de que sea necesario realizar alguna configuración adicional en otro software (Sistema Operativo, sistema de almacenamiento...), se realizará igualmente en este apartado.</text:p></draw:text-box></draw:frame></text:p>
      <text:p text:style-name="P14"/>
      <text:p text:style-name="P15"/>
      <table:table table:name="Tabla13" table:style-name="Tabla13">
        <table:table-column table:style-name="Tabla13.A"/>
        <table:table-column table:style-name="Tabla13.B"/>
        <table:table-column table:style-name="Tabla13.C"/>
        <table:table-row table:style-name="Tabla13.1">
          <table:table-cell table:style-name="Tabla13.A1" table:number-columns-spanned="3" office:value-type="string">
            <text:p text:style-name="P42">&lt;Software Base 1&gt;</text:p>
          </table:table-cell>
          <table:covered-table-cell/>
          <table:covered-table-cell/>
        </table:table-row>
        <table:table-row table:style-name="Tabla13.1">
          <table:table-cell table:style-name="Tabla13.A2" office:value-type="string">
            <text:p text:style-name="P32">Descripción</text:p>
          </table:table-cell>
          <table:table-cell table:style-name="Tabla13.B2" table:number-columns-spanned="2" office:value-type="string">
            <text:p text:style-name="P32"/>
          </table:table-cell>
          <table:covered-table-cell/>
        </table:table-row>
        <table:table-row table:style-name="Tabla13.1">
          <table:table-cell table:style-name="Tabla13.A2" office:value-type="string">
            <text:p text:style-name="P32">Localización</text:p>
          </table:table-cell>
          <table:table-cell table:style-name="Tabla13.B2" table:number-columns-spanned="2" office:value-type="string">
            <text:p text:style-name="P32"/>
          </table:table-cell>
          <table:covered-table-cell/>
        </table:table-row>
        <table:table-row table:style-name="Tabla13.1">
          <table:table-cell table:style-name="Tabla13.A4" table:number-columns-spanned="3" office:value-type="string">
            <text:p text:style-name="P45">Procedimiento de instalación</text:p>
          </table:table-cell>
          <table:covered-table-cell/>
          <table:covered-table-cell/>
        </table:table-row>
        <table:table-row table:style-name="Tabla13.1">
          <table:table-cell table:style-name="Tabla13.A2" office:value-type="string">
            <text:p text:style-name="P32">Paso 1</text:p>
          </table:table-cell>
          <table:table-cell table:style-name="Tabla13.B2" table:number-columns-spanned="2" office:value-type="string">
            <text:p text:style-name="P32"/>
          </table:table-cell>
          <table:covered-table-cell/>
        </table:table-row>
        <table:table-row table:style-name="Tabla13.1">
          <table:table-cell table:style-name="Tabla13.A2" office:value-type="string">
            <text:p text:style-name="P32">Paso 2</text:p>
          </table:table-cell>
          <table:table-cell table:style-name="Tabla13.B2" table:number-columns-spanned="2" office:value-type="string">
            <text:p text:style-name="P32"/>
          </table:table-cell>
          <table:covered-table-cell/>
        </table:table-row>
        <table:table-row table:style-name="Tabla13.1">
          <table:table-cell table:style-name="Tabla13.A2" office:value-type="string">
            <text:p text:style-name="P32">...</text:p>
          </table:table-cell>
          <table:table-cell table:style-name="Tabla13.B2" table:number-columns-spanned="2" office:value-type="string">
            <text:p text:style-name="P32"/>
          </table:table-cell>
          <table:covered-table-cell/>
        </table:table-row>
        <table:table-row table:style-name="Tabla13.1">
          <table:table-cell table:style-name="Tabla13.A4" table:number-columns-spanned="3" office:value-type="string">
            <text:p text:style-name="P45">Procedimiento de configuración</text:p>
          </table:table-cell>
          <table:covered-table-cell/>
          <table:covered-table-cell/>
        </table:table-row>
        <table:table-row table:style-name="Tabla13.1">
          <table:table-cell table:style-name="Tabla13.A2" office:value-type="string">
            <text:p text:style-name="P32">Paso 1</text:p>
          </table:table-cell>
          <table:table-cell table:style-name="Tabla13.B2" table:number-columns-spanned="2" office:value-type="string">
            <text:p text:style-name="P32"/>
          </table:table-cell>
          <table:covered-table-cell/>
        </table:table-row>
        <table:table-row table:style-name="Tabla13.1">
          <table:table-cell table:style-name="Tabla13.A2" office:value-type="string">
            <text:p text:style-name="P32">Paso 2</text:p>
          </table:table-cell>
          <table:table-cell table:style-name="Tabla13.B2" table:number-columns-spanned="2" office:value-type="string">
            <text:p text:style-name="P32"/>
          </table:table-cell>
          <table:covered-table-cell/>
        </table:table-row>
        <table:table-row table:style-name="Tabla13.1">
          <table:table-cell table:style-name="Tabla13.A2" office:value-type="string">
            <text:p text:style-name="P32">...</text:p>
          </table:table-cell>
          <table:table-cell table:style-name="Tabla13.B2" table:number-columns-spanned="2" office:value-type="string">
            <text:p text:style-name="P32"/>
          </table:table-cell>
          <table:covered-table-cell/>
        </table:table-row>
        <table:table-row table:style-name="Tabla13.1">
          <table:table-cell table:style-name="Tabla13.A4" table:number-columns-spanned="3" office:value-type="string">
            <text:p text:style-name="P32">Parámetros a configurar</text:p>
          </table:table-cell>
          <table:covered-table-cell/>
          <table:covered-table-cell/>
        </table:table-row>
        <table:table-row table:style-name="Tabla13.1">
          <table:table-cell table:style-name="Tabla13.A2" office:value-type="string">
            <text:p text:style-name="P32">Parámetro 1</text:p>
          </table:table-cell>
          <table:table-cell table:style-name="Tabla13.B13" office:value-type="string">
            <text:p text:style-name="P32">[Ubicación (BBDD, fichero xml, properties...)]</text:p>
          </table:table-cell>
          <table:table-cell table:style-name="Tabla13.B2" office:value-type="string">
            <text:p text:style-name="P32">[Valor]</text:p>
          </table:table-cell>
        </table:table-row>
        <table:table-row table:style-name="Tabla13.1">
          <table:table-cell table:style-name="Tabla13.A2" office:value-type="string">
            <text:p text:style-name="P32">Parámetro 2</text:p>
          </table:table-cell>
          <table:table-cell table:style-name="Tabla13.B13" office:value-type="string">
            <text:p text:style-name="P32">[Ubicación (BBDD, fichero xml, properties...)]</text:p>
          </table:table-cell>
          <table:table-cell table:style-name="Tabla13.B2" office:value-type="string">
            <text:p text:style-name="P32">[Valor]</text:p>
          </table:table-cell>
        </table:table-row>
        <table:table-row table:style-name="Tabla13.1">
          <table:table-cell table:style-name="Tabla13.A15" office:value-type="string">
            <text:p text:style-name="P32">...</text:p>
          </table:table-cell>
          <table:table-cell table:style-name="Tabla13.B15" office:value-type="string">
            <text:p text:style-name="P32">...</text:p>
          </table:table-cell>
          <table:table-cell table:style-name="Tabla13.C15" office:value-type="string">
            <text:p text:style-name="P32">...</text:p>
          </table:table-cell>
        </table:table-row>
      </table:table>
      <text:p text:style-name="P15"/>
      <text:p text:style-name="P15"/>
      <text:h text:style-name="P61" text:outline-level="1"><text:bookmark text:name="__RefHeading__2022_1977503599"/>CONFIGURACIÓN DEL SISTEMA<text:bookmark-end text:name="__RefHeading__2022_1977503599"/></text:h>
      <text:h text:style-name="P57" text:outline-level="2"><text:bookmark text:name="__RefHeading__20382_1181642420"/>Configuración del sistema<text:bookmark-end text:name="__RefHeading__20382_1181642420"/></text:h>
      <text:p text:style-name="P35">&lt; Cumplimentar tabla y eliminar cuadro&gt;</text:p>
      <text:p text:style-name="P12"><draw:frame draw:style-name="fr1" draw:name="Marco19" text:anchor-type="as-char" svg:y="0cm" svg:width="15.93cm" svg:height="13.076cm" draw:z-index="37"><draw:text-box><text:p text:style-name="P35">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35">Para cada configuración a realizar se indicará el elemento a configurar, el efecto de la configuración, la ubicación en la que realiza la configuración y una descripción detalla<text:span text:style-name="T4">da de las acciones a llevar a cabo</text:span> y los valores a establecer. Esta información se estructurará en forma de tabla.</text:p><text:p text:style-name="P35">Como ejemplo, se muestra la configuración de los parámetros de conexión a base de datos:</text:p><table:table table:name="Tabla19" table:style-name="Tabla19"><table:table-column table:style-name="Tabla19.A"/><table:table-column table:style-name="Tabla19.B"/><table:table-column table:style-name="Tabla19.C"/><table:table-row table:style-name="Tabla19.1"><table:table-cell table:style-name="Tabla19.A1" table:number-columns-spanned="3" office:value-type="string"><text:p text:style-name="P23">Configuración: Datasource</text:p></table:table-cell><table:covered-table-cell/><table:covered-table-cell/></table:table-row><table:table-row table:style-name="Tabla19.1"><table:table-cell table:style-name="Tabla19.A2" table:number-columns-spanned="2" office:value-type="string"><text:p text:style-name="P24">Efecto</text:p></table:table-cell><table:covered-table-cell/><table:table-cell table:style-name="Tabla19.C2" office:value-type="string"><text:p text:style-name="P44">Se establecen los parámetros de conexión a base de datos.</text:p></table:table-cell></table:table-row><table:table-row table:style-name="Tabla19.3"><table:table-cell table:style-name="Tabla19.A2" table:number-columns-spanned="2" office:value-type="string"><text:p text:style-name="P22">Fase</text:p></table:table-cell><table:covered-table-cell/><table:table-cell table:style-name="Tabla19.C2" office:value-type="string"><text:p text:style-name="P25">Configuración final después del despliegue.</text:p></table:table-cell></table:table-row><table:table-row table:style-name="Tabla19.3"><table:table-cell table:style-name="Tabla19.A2" table:number-columns-spanned="2" office:value-type="string"><text:p text:style-name="P22">Ubicación</text:p></table:table-cell><table:covered-table-cell/><table:table-cell table:style-name="Tabla19.C2" office:value-type="string"><text:p text:style-name="P25">Fichero [directorio de despliegue]/WEB-INF/bd.properties</text:p></table:table-cell></table:table-row><table:table-row table:style-name="Tabla19.1"><table:table-cell table:style-name="Tabla19.A2" office:value-type="string"><text:p text:style-name="P23">Paso</text:p></table:table-cell><table:table-cell table:style-name="Tabla19.B5" table:number-columns-spanned="2" office:value-type="string"><text:p text:style-name="P23">Descripción</text:p></table:table-cell><table:covered-table-cell/></table:table-row><table:table-row table:style-name="Tabla19.1"><table:table-cell table:style-name="Tabla19.A6" office:value-type="string"><text:p text:style-name="P23">1º</text:p></table:table-cell><table:table-cell table:style-name="Tabla19.C2" table:number-columns-spanned="2" office:value-type="string"><text:p text:style-name="P33">Asegurarse de que la aplicación está correctamente desplegada y de que el servidor de aplicaciones está parado.</text:p></table:table-cell><table:covered-table-cell/></table:table-row><table:table-row table:style-name="Tabla19.1"><table:table-cell table:style-name="Tabla19.A6" office:value-type="string"><text:p text:style-name="P23">2º</text:p></table:table-cell><table:table-cell table:style-name="Tabla19.C2" table:number-columns-spanned="2" office:value-type="string"><text:p text:style-name="P33">Editar el archivo de configuración indicado y establecer los siguientes valores:</text:p><text:list xml:id="list29710442" text:style-name="L1"><text:list-item><text:p text:style-name="P49"><text:span text:style-name="T6">cad_conex</text:span><text:span text:style-name="T7">ion: </text:span><text:span text:style-name="T8">jdbc:oracle:thin:@127.0.0.1:1521:MIBD</text:span></text:p></text:list-item><text:list-item><text:p text:style-name="P50">driver: oracle.jdbc.driver.OracleDriver</text:p></text:list-item><text:list-item><text:p text:style-name="P50">nombre: jdbc/conexion</text:p></text:list-item><text:list-item><text:p text:style-name="P50">usuario: user</text:p></text:list-item><text:list-item><text:p text:style-name="P50">password: pass</text:p></text:list-item></text:list></table:table-cell><table:covered-table-cell/></table:table-row><table:table-row table:style-name="Tabla19.1"><table:table-cell table:style-name="Tabla19.A8" office:value-type="string"><text:p text:style-name="P23">3º</text:p></table:table-cell><table:table-cell table:style-name="Tabla19.B8" table:number-columns-spanned="2" office:value-type="string"><text:p text:style-name="P33">Guardar el archivo.</text:p></table:table-cell><table:covered-table-cell/></table:table-row></table:table><text:p text:style-name="Standard"/></draw:text-box></draw:frame></text:p>
      <text:p text:style-name="P12"/>
      <text:p text:style-name="P12"/>
      <table:table table:name="Tabla15" table:style-name="Tabla15">
        <table:table-column table:style-name="Tabla15.A"/>
        <table:table-column table:style-name="Tabla15.B"/>
        <table:table-column table:style-name="Tabla15.C"/>
        <table:table-row table:style-name="Tabla15.1">
          <table:table-cell table:style-name="Tabla15.A1" table:number-columns-spanned="3" office:value-type="string">
            <text:p text:style-name="P23">Configuración: &lt;Elemento a configurar&gt;</text:p>
          </table:table-cell>
          <table:covered-table-cell/>
          <table:covered-table-cell/>
        </table:table-row>
        <table:table-row table:style-name="Tabla15.1">
          <table:table-cell table:style-name="Tabla15.A2" table:number-columns-spanned="2" office:value-type="string">
            <text:p text:style-name="P24">Efecto</text:p>
          </table:table-cell>
          <table:covered-table-cell/>
          <table:table-cell table:style-name="Tabla15.C2" office:value-type="string">
            <text:p text:style-name="P43"/>
          </table:table-cell>
        </table:table-row>
        <table:table-row table:style-name="Tabla15.3">
          <table:table-cell table:style-name="Tabla15.A2" table:number-columns-spanned="2" office:value-type="string">
            <text:p text:style-name="P22">Fase</text:p>
          </table:table-cell>
          <table:covered-table-cell/>
          <table:table-cell table:style-name="Tabla15.C2" office:value-type="string">
            <text:p text:style-name="P22"/>
          </table:table-cell>
        </table:table-row>
        <table:table-row table:style-name="Tabla15.3">
          <table:table-cell table:style-name="Tabla15.A2" table:number-columns-spanned="2" office:value-type="string">
            <text:p text:style-name="P22">Ubicación</text:p>
          </table:table-cell>
          <table:covered-table-cell/>
          <table:table-cell table:style-name="Tabla15.C2" office:value-type="string">
            <text:p text:style-name="P22"/>
          </table:table-cell>
        </table:table-row>
        <table:table-row table:style-name="Tabla15.1">
          <table:table-cell table:style-name="Tabla15.A2" office:value-type="string">
            <text:p text:style-name="P23">Paso</text:p>
          </table:table-cell>
          <table:table-cell table:style-name="Tabla15.B5" table:number-columns-spanned="2" office:value-type="string">
            <text:p text:style-name="P23">Descripción</text:p>
          </table:table-cell>
          <table:covered-table-cell/>
        </table:table-row>
        <table:table-row table:style-name="Tabla15.1">
          <table:table-cell table:style-name="Tabla15.A6" office:value-type="string">
            <text:p text:style-name="P23">1º</text:p>
          </table:table-cell>
          <table:table-cell table:style-name="Tabla15.C2" table:number-columns-spanned="2" office:value-type="string">
            <text:p text:style-name="P33"/>
          </table:table-cell>
          <table:covered-table-cell/>
        </table:table-row>
        <text:soft-page-break/>
        <table:table-row table:style-name="Tabla15.1">
          <table:table-cell table:style-name="Tabla15.A6" office:value-type="string">
            <text:p text:style-name="P23">2º</text:p>
          </table:table-cell>
          <table:table-cell table:style-name="Tabla15.C2" table:number-columns-spanned="2" office:value-type="string">
            <text:p text:style-name="P33"/>
          </table:table-cell>
          <table:covered-table-cell/>
        </table:table-row>
        <table:table-row table:style-name="Tabla15.1">
          <table:table-cell table:style-name="Tabla15.A6" office:value-type="string">
            <text:p text:style-name="P23">3º</text:p>
          </table:table-cell>
          <table:table-cell table:style-name="Tabla15.C2" table:number-columns-spanned="2" office:value-type="string">
            <text:p text:style-name="P33"/>
          </table:table-cell>
          <table:covered-table-cell/>
        </table:table-row>
        <table:table-row table:style-name="Tabla15.1">
          <table:table-cell table:style-name="Tabla15.A9" office:value-type="string">
            <text:p text:style-name="P23">4º</text:p>
          </table:table-cell>
          <table:table-cell table:style-name="Tabla15.B9" table:number-columns-spanned="2" office:value-type="string">
            <text:p text:style-name="P33"/>
          </table:table-cell>
          <table:covered-table-cell/>
        </table:table-row>
      </table:table>
      <text:p text:style-name="P12"/>
      <text:h text:style-name="P57" text:outline-level="2"><text:bookmark text:name="__RefHeading__20384_1181642420"/>Configuración de otros sistemas<text:bookmark-end text:name="__RefHeading__20384_1181642420"/></text:h>
      <text:p text:style-name="P35">&lt;Cumplimente tabla y borre cuadro&gt;</text:p>
      <text:p text:style-name="P12"><draw:frame draw:style-name="fr1" draw:name="Marco13" text:anchor-type="as-char" svg:y="-0.011cm" svg:width="15.93cm" svg:height="2.544cm" draw:z-index="38"><draw:text-box><text:p text:style-name="P35">En este apartado se describirá el procedimiento y los requisitos de configuración e instalación (en los casos que sea necesario) de aquellos sistemas que, sin ser software base, son utilizados por nuestro sistema.</text:p><text:p text:style-name="P35">La instalación y configuración de estos sistemas se especificará mediante una tabla similar a la utilizada en el apartado de instalación y configuración del software base.</text:p></draw:text-box></draw:frame></text:p>
      <text:p text:style-name="P15"/>
      <text:p text:style-name="P15"/>
      <table:table table:name="Tabla23" table:style-name="Tabla23">
        <table:table-column table:style-name="Tabla23.A"/>
        <table:table-column table:style-name="Tabla23.B"/>
        <table:table-column table:style-name="Tabla23.C"/>
        <table:table-row table:style-name="Tabla23.1">
          <table:table-cell table:style-name="Tabla23.A1" table:number-columns-spanned="3" office:value-type="string">
            <text:p text:style-name="P42">&lt;Otro sistema 1&gt;</text:p>
          </table:table-cell>
          <table:covered-table-cell/>
          <table:covered-table-cell/>
        </table:table-row>
        <table:table-row table:style-name="Tabla23.1">
          <table:table-cell table:style-name="Tabla23.A2" office:value-type="string">
            <text:p text:style-name="P32">Descripción</text:p>
          </table:table-cell>
          <table:table-cell table:style-name="Tabla23.B2" table:number-columns-spanned="2" office:value-type="string">
            <text:p text:style-name="P32"/>
          </table:table-cell>
          <table:covered-table-cell/>
        </table:table-row>
        <table:table-row table:style-name="Tabla23.1">
          <table:table-cell table:style-name="Tabla23.A2" office:value-type="string">
            <text:p text:style-name="P32">Localización</text:p>
          </table:table-cell>
          <table:table-cell table:style-name="Tabla23.B2" table:number-columns-spanned="2" office:value-type="string">
            <text:p text:style-name="P32"/>
          </table:table-cell>
          <table:covered-table-cell/>
        </table:table-row>
        <table:table-row table:style-name="Tabla23.1">
          <table:table-cell table:style-name="Tabla23.A4" table:number-columns-spanned="3" office:value-type="string">
            <text:p text:style-name="P45">Procedimiento de instalación</text:p>
          </table:table-cell>
          <table:covered-table-cell/>
          <table:covered-table-cell/>
        </table:table-row>
        <table:table-row table:style-name="Tabla23.1">
          <table:table-cell table:style-name="Tabla23.A2" office:value-type="string">
            <text:p text:style-name="P32">Paso 1</text:p>
          </table:table-cell>
          <table:table-cell table:style-name="Tabla23.B2" table:number-columns-spanned="2" office:value-type="string">
            <text:p text:style-name="P32"/>
          </table:table-cell>
          <table:covered-table-cell/>
        </table:table-row>
        <table:table-row table:style-name="Tabla23.1">
          <table:table-cell table:style-name="Tabla23.A2" office:value-type="string">
            <text:p text:style-name="P32">Paso 2</text:p>
          </table:table-cell>
          <table:table-cell table:style-name="Tabla23.B2" table:number-columns-spanned="2" office:value-type="string">
            <text:p text:style-name="P32"/>
          </table:table-cell>
          <table:covered-table-cell/>
        </table:table-row>
        <table:table-row table:style-name="Tabla23.1">
          <table:table-cell table:style-name="Tabla23.A2" office:value-type="string">
            <text:p text:style-name="P32">...</text:p>
          </table:table-cell>
          <table:table-cell table:style-name="Tabla23.B2" table:number-columns-spanned="2" office:value-type="string">
            <text:p text:style-name="P32"/>
          </table:table-cell>
          <table:covered-table-cell/>
        </table:table-row>
        <table:table-row table:style-name="Tabla23.1">
          <table:table-cell table:style-name="Tabla23.A4" table:number-columns-spanned="3" office:value-type="string">
            <text:p text:style-name="P45">Procedimiento de configuración</text:p>
          </table:table-cell>
          <table:covered-table-cell/>
          <table:covered-table-cell/>
        </table:table-row>
        <table:table-row table:style-name="Tabla23.1">
          <table:table-cell table:style-name="Tabla23.A2" office:value-type="string">
            <text:p text:style-name="P32">Paso 1</text:p>
          </table:table-cell>
          <table:table-cell table:style-name="Tabla23.B2" table:number-columns-spanned="2" office:value-type="string">
            <text:p text:style-name="P32"/>
          </table:table-cell>
          <table:covered-table-cell/>
        </table:table-row>
        <table:table-row table:style-name="Tabla23.1">
          <table:table-cell table:style-name="Tabla23.A2" office:value-type="string">
            <text:p text:style-name="P32">Paso 2</text:p>
          </table:table-cell>
          <table:table-cell table:style-name="Tabla23.B2" table:number-columns-spanned="2" office:value-type="string">
            <text:p text:style-name="P32"/>
          </table:table-cell>
          <table:covered-table-cell/>
        </table:table-row>
        <table:table-row table:style-name="Tabla23.1">
          <table:table-cell table:style-name="Tabla23.A2" office:value-type="string">
            <text:p text:style-name="P32">...</text:p>
          </table:table-cell>
          <table:table-cell table:style-name="Tabla23.B2" table:number-columns-spanned="2" office:value-type="string">
            <text:p text:style-name="P32"/>
          </table:table-cell>
          <table:covered-table-cell/>
        </table:table-row>
        <table:table-row table:style-name="Tabla23.1">
          <table:table-cell table:style-name="Tabla23.A4" table:number-columns-spanned="3" office:value-type="string">
            <text:p text:style-name="P32">Parámetros a configurar</text:p>
          </table:table-cell>
          <table:covered-table-cell/>
          <table:covered-table-cell/>
        </table:table-row>
        <table:table-row table:style-name="Tabla23.1">
          <table:table-cell table:style-name="Tabla23.A2" office:value-type="string">
            <text:p text:style-name="P32">Parámetro 1</text:p>
          </table:table-cell>
          <table:table-cell table:style-name="Tabla23.B13" office:value-type="string">
            <text:p text:style-name="P32">[Ubicación (BBDD, fichero xml, properties...)]</text:p>
          </table:table-cell>
          <table:table-cell table:style-name="Tabla23.B2" office:value-type="string">
            <text:p text:style-name="P32">[Valor]</text:p>
          </table:table-cell>
        </table:table-row>
        <table:table-row table:style-name="Tabla23.1">
          <table:table-cell table:style-name="Tabla23.A2" office:value-type="string">
            <text:p text:style-name="P32">Parámetro 2</text:p>
          </table:table-cell>
          <table:table-cell table:style-name="Tabla23.B13" office:value-type="string">
            <text:p text:style-name="P32">[Ubicación (BBDD, fichero xml, properties...)]</text:p>
          </table:table-cell>
          <table:table-cell table:style-name="Tabla23.B2" office:value-type="string">
            <text:p text:style-name="P32">[Valor]</text:p>
          </table:table-cell>
        </table:table-row>
        <table:table-row table:style-name="Tabla23.1">
          <table:table-cell table:style-name="Tabla23.A15" office:value-type="string">
            <text:p text:style-name="P32">...</text:p>
          </table:table-cell>
          <table:table-cell table:style-name="Tabla23.B15" office:value-type="string">
            <text:p text:style-name="P32">...</text:p>
          </table:table-cell>
          <table:table-cell table:style-name="Tabla23.C15" office:value-type="string">
            <text:p text:style-name="P32">...</text:p>
          </table:table-cell>
        </table:table-row>
      </table:table>
      <text:h text:style-name="P61" text:outline-level="1"><text:bookmark text:name="__RefHeading__3659_1276270192"/>COMPILACIÓN DEL SISTEMA<text:bookmark-end text:name="__RefHeading__3659_1276270192"/></text:h>
      <text:p text:style-name="P35">&lt; Cumplimentar tabla y eliminar cuadro&gt;</text:p>
      <text:p text:style-name="P12"><draw:frame draw:style-name="fr1" draw:name="Marco2" text:anchor-type="as-char" svg:y="0.175cm" svg:width="15.93cm" svg:height="7.444cm" draw:z-index="39"><draw:text-box><text:p text:style-name="P35">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35">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35">Finalmente se describirán detalladamente todas las acciones a realizar en el proceso de compilación, desde la obtención de los ficheros fuente hasta la obtención del producto final, pasando pro la ejecución de comandos de configuración y compilación.</text:p><text:p text:style-name="P35">En caso de que sea necesario realizar alguna configuración, se hará referencia a la descripción realizada en el apartado 6 de este documento.</text:p><text:p text:style-name="P35"/></draw:text-box></draw:frame></text:p>
      <text:p text:style-name="P12"/>
      <table:table table:name="Tabla20" table:style-name="Tabla20">
        <table:table-column table:style-name="Tabla20.A"/>
        <table:table-column table:style-name="Tabla20.B"/>
        <table:table-row table:style-name="Tabla20.1">
          <table:table-cell table:style-name="Tabla20.A1" table:number-columns-spanned="2" office:value-type="string">
            <text:p text:style-name="P21">Requisitos de compilación</text:p>
          </table:table-cell>
          <table:covered-table-cell/>
        </table:table-row>
        <table:table-row table:style-name="Tabla20.1">
          <table:table-cell table:style-name="Tabla20.A2" office:value-type="string">
            <text:p text:style-name="P21">Requisito</text:p>
          </table:table-cell>
          <table:table-cell table:style-name="Tabla20.B2" office:value-type="string">
            <text:p text:style-name="P34">Descripción</text:p>
          </table:table-cell>
        </table:table-row>
        <table:table-row table:style-name="Tabla20.1">
          <table:table-cell table:style-name="Tabla20.A3" office:value-type="string">
            <text:p text:style-name="P19">Ubicación Fuentes</text:p>
          </table:table-cell>
          <table:table-cell table:style-name="Tabla20.B3" office:value-type="string">
            <text:p text:style-name="P32"/>
          </table:table-cell>
        </table:table-row>
        <table:table-row table:style-name="Tabla20.1">
          <table:table-cell table:style-name="Tabla20.A3" office:value-type="string">
            <text:p text:style-name="P19">Configuración 1 </text:p>
          </table:table-cell>
          <table:table-cell table:style-name="Tabla20.B3" office:value-type="string">
            <text:p text:style-name="P32"/>
          </table:table-cell>
        </table:table-row>
        <table:table-row table:style-name="Tabla20.1">
          <table:table-cell table:style-name="Tabla20.A3" office:value-type="string">
            <text:p text:style-name="P19">...</text:p>
          </table:table-cell>
          <table:table-cell table:style-name="Tabla20.B3" office:value-type="string">
            <text:p text:style-name="P32"/>
          </table:table-cell>
        </table:table-row>
        <table:table-row table:style-name="Tabla20.1">
          <table:table-cell table:style-name="Tabla20.A3" office:value-type="string">
            <text:p text:style-name="P19">Repositorio 1</text:p>
          </table:table-cell>
          <table:table-cell table:style-name="Tabla20.B3" office:value-type="string">
            <text:p text:style-name="P32"/>
          </table:table-cell>
        </table:table-row>
        <table:table-row table:style-name="Tabla20.1">
          <table:table-cell table:style-name="Tabla20.A3" office:value-type="string">
            <text:p text:style-name="P19">...</text:p>
          </table:table-cell>
          <table:table-cell table:style-name="Tabla20.B3" office:value-type="string">
            <text:p text:style-name="P32"/>
          </table:table-cell>
        </table:table-row>
        <table:table-row table:style-name="Tabla20.1">
          <table:table-cell table:style-name="Tabla20.A3" office:value-type="string">
            <text:p text:style-name="P19">Dependencia 1</text:p>
          </table:table-cell>
          <table:table-cell table:style-name="Tabla20.B3" office:value-type="string">
            <text:p text:style-name="P32"/>
          </table:table-cell>
        </table:table-row>
        <table:table-row table:style-name="Tabla20.1">
          <table:table-cell table:style-name="Tabla20.A3" office:value-type="string">
            <text:p text:style-name="P19">...</text:p>
          </table:table-cell>
          <table:table-cell table:style-name="Tabla20.B3" office:value-type="string">
            <text:p text:style-name="P32"/>
          </table:table-cell>
        </table:table-row>
        <table:table-row table:style-name="Tabla20.1">
          <table:table-cell table:style-name="Tabla20.A10" office:value-type="string">
            <text:p text:style-name="P19">Producto final</text:p>
          </table:table-cell>
          <table:table-cell table:style-name="Tabla20.B10" office:value-type="string">
            <text:p text:style-name="P32"/>
          </table:table-cell>
        </table:table-row>
      </table:table>
      <text:p text:style-name="P11"/>
      <table:table table:name="Tabla21" table:style-name="Tabla21">
        <table:table-column table:style-name="Tabla21.A"/>
        <table:table-column table:style-name="Tabla21.B"/>
        <table:table-row table:style-name="Tabla21.1">
          <table:table-cell table:style-name="Tabla21.A1" table:number-columns-spanned="2" office:value-type="string">
            <text:p text:style-name="P21">Procedimiento de compilación</text:p>
          </table:table-cell>
          <table:covered-table-cell/>
        </table:table-row>
        <table:table-row table:style-name="Tabla21.1">
          <table:table-cell table:style-name="Tabla21.A2" office:value-type="string">
            <text:p text:style-name="P18">Paso</text:p>
          </table:table-cell>
          <table:table-cell table:style-name="Tabla21.B2" office:value-type="string">
            <text:p text:style-name="P34">Descripción</text:p>
          </table:table-cell>
        </table:table-row>
        <table:table-row table:style-name="Tabla21.1">
          <table:table-cell table:style-name="Tabla21.A3" office:value-type="float" office:value="1">
            <text:p text:style-name="P21">1</text:p>
          </table:table-cell>
          <table:table-cell table:style-name="Tabla21.B3" office:value-type="string">
            <text:p text:style-name="P32"/>
          </table:table-cell>
        </table:table-row>
        <table:table-row table:style-name="Tabla21.1">
          <table:table-cell table:style-name="Tabla21.A3" office:value-type="float" office:value="2">
            <text:p text:style-name="P21">2</text:p>
          </table:table-cell>
          <table:table-cell table:style-name="Tabla21.B3" office:value-type="string">
            <text:p text:style-name="P32"/>
          </table:table-cell>
        </table:table-row>
        <table:table-row table:style-name="Tabla21.1">
          <table:table-cell table:style-name="Tabla21.A5" office:value-type="float" office:value="3">
            <text:p text:style-name="P21">3</text:p>
          </table:table-cell>
          <table:table-cell table:style-name="Tabla21.B5" office:value-type="string">
            <text:p text:style-name="P32"/>
          </table:table-cell>
        </table:table-row>
      </table:table>
      <text:p text:style-name="P11"/>
      <text:h text:style-name="P61" text:outline-level="1"><text:bookmark text:name="__RefHeading__2040_1977503599"/>INSTALACIÓN DEL SISTEMA<text:bookmark-end text:name="__RefHeading__2040_1977503599"/></text:h>
      <text:p text:style-name="P35">&lt; Cumplimentar tabla y eliminar cuadro&gt;</text:p>
      <text:p text:style-name="P12"><draw:frame draw:style-name="fr1" draw:name="Marco22" text:anchor-type="as-char" svg:y="-0.011cm" svg:width="15.93cm" svg:height="1.942cm" draw:z-index="40"><draw:text-box><text:p text:style-name="P35">En este apartado se recogerá la información necesaria para realizar la instalación del sistema, prestando especial interés a los requisitos previos así como el detalle de las acciones secuenciales necesarias para <text:s/>llevarla a cabo.</text:p><text:p text:style-name="P35"/></draw:text-box></draw:frame></text:p>
      <text:p text:style-name="P11"/>
      <text:h text:style-name="Heading_20_2" text:outline-level="2"><text:bookmark text:name="__RefHeading__9176_1255198503"/>Requisitos previos<text:bookmark-end text:name="__RefHeading__9176_1255198503"/></text:h>
      <text:p text:style-name="P35">&lt; Cumplimentar tabla y eliminar cuadro&gt;</text:p>
      <text:p text:style-name="P12"><draw:frame draw:style-name="fr1" draw:name="Marco14" text:anchor-type="as-char" svg:y="-0.011cm" svg:width="15.93cm" svg:height="7.659cm" draw:z-index="41"><draw:text-box><text:p text:style-name="P35">En este apartado se incluye la información de todo los requerimientos previos al inicio del proceso de instalación. En aquellos casos en los que la información se recoja en otro apartado de este documento, será suficiente incluir una referencia.</text:p><text:p text:style-name="P35">Como requisitos previos de la instalación destacan:</text:p><text:list xml:id="list29699312" text:style-name="L2"><text:list-item><text:p text:style-name="P56">Los ficheros y recursos que se van a utilizar.</text:p></text:list-item><text:list-item><text:p text:style-name="P56">La ubicación de los servidores que hay que utilizar y el modo de acceso a los mismos.</text:p></text:list-item><text:list-item><text:p text:style-name="P56">Software previamente instalado.</text:p></text:list-item><text:list-item><text:p text:style-name="P56">Requisitos de comunicación con otras plataformas previos para la aplicación.</text:p></text:list-item><text:list-item><text:p text:style-name="P56">Altas necesarias en otra aplicaciones (siempre si son previas a la instalación del producto).</text:p></text:list-item><text:list-item><text:p text:style-name="P56">Posibles desinstalaciones o paradas de sistemas con los que entraría en conflicto</text:p></text:list-item><text:list-item><text:p text:style-name="P56">etc.</text:p></text:list-item></text:list><text:p text:style-name="P35"/></draw:text-box></draw:frame></text:p>
      <text:p text:style-name="P11"/>
      <text:h text:style-name="Heading_20_2" text:outline-level="2"><text:bookmark text:name="__RefHeading__9178_1255198503"/>Procedimiento de instalación<text:bookmark-end text:name="__RefHeading__9178_1255198503"/></text:h>
      <text:p text:style-name="P35">&lt; Cumplimentar tabla y eliminar cuadro&gt;</text:p>
      <text:p text:style-name="P12"><text:soft-page-break/><draw:frame draw:style-name="fr1" draw:name="Marco15" text:anchor-type="as-char" svg:y="-0.011cm" svg:width="15.93cm" svg:height="5.622cm" draw:z-index="42"><draw:text-box><text:p text:style-name="P35">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35">En caso de que se realice una instalación desde 0 habrá que incluir una referencia al apartado 5 de este documento. Si en cambio la instalación se realiza a partir del software base, un requisito previo será la instalación de dicho software base.</text:p><text:p text:style-name="P35">Por otro lado, en caso de que sea necesario realizar alguna configuración, se hará referencia a la descripción realizada en el apartado 6 de este documento.</text:p><text:p text:style-name="P35"/></draw:text-box></draw:frame></text:p>
      <text:p text:style-name="P11"/>
      <text:p text:style-name="P35"/>
      <table:table table:name="Tabla14" table:style-name="Tabla14">
        <table:table-column table:style-name="Tabla14.A"/>
        <table:table-column table:style-name="Tabla14.B"/>
        <table:table-row table:style-name="Tabla14.1">
          <table:table-cell table:style-name="Tabla14.A1" table:number-columns-spanned="2" office:value-type="string">
            <text:p text:style-name="P21">Procedimiento de instalación</text:p>
          </table:table-cell>
          <table:covered-table-cell/>
        </table:table-row>
        <table:table-row table:style-name="Tabla14.1">
          <table:table-cell table:style-name="Tabla14.A2" table:number-columns-spanned="2" office:value-type="string">
            <text:p text:style-name="P18">Paso 1</text:p>
          </table:table-cell>
          <table:covered-table-cell/>
        </table:table-row>
        <table:table-row table:style-name="Tabla14.1">
          <table:table-cell table:style-name="Tabla14.A3" office:value-type="string">
            <text:p text:style-name="P19">Tipo</text:p>
          </table:table-cell>
          <table:table-cell table:style-name="Tabla14.B3" office:value-type="string">
            <text:p text:style-name="P32"/>
          </table:table-cell>
        </table:table-row>
        <table:table-row table:style-name="Tabla14.1">
          <table:table-cell table:style-name="Tabla14.A3" office:value-type="string">
            <text:p text:style-name="P19">Componente</text:p>
          </table:table-cell>
          <table:table-cell table:style-name="Tabla14.B3" office:value-type="string">
            <text:p text:style-name="P32"/>
          </table:table-cell>
        </table:table-row>
        <table:table-row table:style-name="Tabla14.1">
          <table:table-cell table:style-name="Tabla14.A3" office:value-type="string">
            <text:p text:style-name="P19">Permisos</text:p>
          </table:table-cell>
          <table:table-cell table:style-name="Tabla14.B3" office:value-type="string">
            <text:p text:style-name="P32"/>
          </table:table-cell>
        </table:table-row>
        <table:table-row table:style-name="Tabla14.1">
          <table:table-cell table:style-name="Tabla14.A3" office:value-type="string">
            <text:p text:style-name="P19">Descripción</text:p>
          </table:table-cell>
          <table:table-cell table:style-name="Tabla14.B3" office:value-type="string">
            <text:p text:style-name="P32"/>
            <text:p text:style-name="P32"/>
          </table:table-cell>
        </table:table-row>
        <table:table-row table:style-name="Tabla14.7">
          <table:table-cell table:style-name="Tabla14.A2" table:number-columns-spanned="2" office:value-type="string">
            <text:p text:style-name="P18">Paso 2</text:p>
          </table:table-cell>
          <table:covered-table-cell/>
        </table:table-row>
        <table:table-row table:style-name="Tabla14.1">
          <table:table-cell table:style-name="Tabla14.A3" office:value-type="string">
            <text:p text:style-name="P19">Tipo</text:p>
          </table:table-cell>
          <table:table-cell table:style-name="Tabla14.B8" office:value-type="string">
            <text:p text:style-name="P32"/>
          </table:table-cell>
        </table:table-row>
        <table:table-row table:style-name="Tabla14.1">
          <table:table-cell table:style-name="Tabla14.A3" office:value-type="string">
            <text:p text:style-name="P19">Componente</text:p>
          </table:table-cell>
          <table:table-cell table:style-name="Tabla14.B8" office:value-type="string">
            <text:p text:style-name="P32"/>
          </table:table-cell>
        </table:table-row>
        <table:table-row table:style-name="Tabla14.1">
          <table:table-cell table:style-name="Tabla14.A3" office:value-type="string">
            <text:p text:style-name="P19">Permisos</text:p>
          </table:table-cell>
          <table:table-cell table:style-name="Tabla14.B3" office:value-type="string">
            <text:p text:style-name="P32"/>
          </table:table-cell>
        </table:table-row>
        <table:table-row table:style-name="Tabla14.1">
          <table:table-cell table:style-name="Tabla14.A11" office:value-type="string">
            <text:p text:style-name="P19">Descripción</text:p>
          </table:table-cell>
          <table:table-cell table:style-name="Tabla14.B11" office:value-type="string">
            <text:p text:style-name="P32"/>
            <text:p text:style-name="P32"/>
          </table:table-cell>
        </table:table-row>
      </table:table>
      <text:p text:style-name="P11"/>
      <text:h text:style-name="P61" text:outline-level="1"><text:bookmark text:name="__RefHeading__37000_790639373"/>VERIFICACIÓN DEL PROCESO DE INSTALACIÓN<text:bookmark-end text:name="__RefHeading__37000_790639373"/></text:h>
      <text:p text:style-name="P35">&lt; Introducir contenido y eliminar cuadro&gt;</text:p>
      <text:p text:style-name="P35"><draw:frame draw:style-name="fr1" draw:name="Marco6" text:anchor-type="as-char" svg:y="-0.011cm" svg:width="15.93cm" svg:height="1.969cm" draw:z-index="43"><draw:text-box><text:p text:style-name="P35">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35"/></draw:text-box></draw:frame></text:p>
      <text:h text:style-name="P61" text:outline-level="1"><text:bookmark text:name="__RefHeading__2044_1977503599"/>MARCHA ATRÁS DE LA INSTALACIÓN Y CONFIGURACIÓN<text:bookmark-end text:name="__RefHeading__2044_1977503599"/></text:h>
      <text:h text:style-name="P57" text:outline-level="2"><text:bookmark text:name="__RefHeading__2046_1977503599"/>Requisitos previos<text:bookmark-end text:name="__RefHeading__2046_1977503599"/></text:h>
      <text:p text:style-name="P35">&lt;Insertar comentario y eliminar cuadro&gt;</text:p>
      <text:p text:style-name="P12"><draw:frame draw:style-name="fr1" draw:name="Marco3" text:anchor-type="as-char" svg:y="-0.012cm" svg:width="15.575cm" svg:height="1.404cm" draw:z-index="44"><draw:text-box><text:p text:style-name="P37"><text:span text:style-name="T3">Se</text:span><text:span text:style-name="T5"> </text:span><text:span text:style-name="T3">deb</text:span><text:span text:style-name="T2">e comentar cualquier tipo de requisito previo que deba tenerse en cuenta antes de realizar la marcha atrás.</text:span></text:p></draw:text-box></draw:frame></text:p>
      <text:h text:style-name="P57" text:outline-level="2"><text:bookmark text:name="__RefHeading__2048_1977503599"/>Marcha atrás del sistema<text:bookmark-end text:name="__RefHeading__2048_1977503599"/></text:h>
      <text:p text:style-name="P35">&lt; Cumplimentar tabla y eliminar cuadro&gt;</text:p>
      <text:p text:style-name="P12"><draw:frame draw:style-name="fr1" draw:name="Marco24" text:anchor-type="as-char" svg:y="-0.011cm" svg:width="15.93cm" svg:height="3.863cm" draw:z-index="45"><draw:text-box><text:p text:style-name="P35">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35"/></draw:text-box></draw:frame></text:p>
      <text:p text:style-name="P11"/>
      <table:table table:name="Tabla22" table:style-name="Tabla22">
        <table:table-column table:style-name="Tabla22.A"/>
        <table:table-column table:style-name="Tabla22.B"/>
        <table:table-row table:style-name="Tabla22.1">
          <table:table-cell table:style-name="Tabla22.A1" table:number-columns-spanned="2" office:value-type="string">
            <text:p text:style-name="P21">Procedimiento de marcha atrás</text:p>
          </table:table-cell>
          <table:covered-table-cell/>
        </table:table-row>
        <table:table-row table:style-name="Tabla22.1">
          <table:table-cell table:style-name="Tabla22.A2" table:number-columns-spanned="2" office:value-type="string">
            <text:p text:style-name="P18">Paso 1</text:p>
          </table:table-cell>
          <table:covered-table-cell/>
        </table:table-row>
        <table:table-row table:style-name="Tabla22.1">
          <table:table-cell table:style-name="Tabla22.A3" office:value-type="string">
            <text:p text:style-name="P19">Tipo</text:p>
          </table:table-cell>
          <table:table-cell table:style-name="Tabla22.B3" office:value-type="string">
            <text:p text:style-name="P32"/>
          </table:table-cell>
        </table:table-row>
        <table:table-row table:style-name="Tabla22.1">
          <table:table-cell table:style-name="Tabla22.A3" office:value-type="string">
            <text:p text:style-name="P19">Componente</text:p>
          </table:table-cell>
          <table:table-cell table:style-name="Tabla22.B3" office:value-type="string">
            <text:p text:style-name="P32"/>
          </table:table-cell>
        </table:table-row>
        <table:table-row table:style-name="Tabla22.1">
          <table:table-cell table:style-name="Tabla22.A3" office:value-type="string">
            <text:p text:style-name="P19">Permisos</text:p>
          </table:table-cell>
          <table:table-cell table:style-name="Tabla22.B3" office:value-type="string">
            <text:p text:style-name="P32"/>
          </table:table-cell>
        </table:table-row>
        <table:table-row table:style-name="Tabla22.1">
          <table:table-cell table:style-name="Tabla22.A3" office:value-type="string">
            <text:p text:style-name="P19">Descripción</text:p>
          </table:table-cell>
          <table:table-cell table:style-name="Tabla22.B3" office:value-type="string">
            <text:p text:style-name="P32"/>
            <text:p text:style-name="P32"/>
          </table:table-cell>
        </table:table-row>
        <table:table-row table:style-name="Tabla22.7">
          <table:table-cell table:style-name="Tabla22.A2" table:number-columns-spanned="2" office:value-type="string">
            <text:p text:style-name="P18">Paso 2</text:p>
          </table:table-cell>
          <table:covered-table-cell/>
        </table:table-row>
        <table:table-row table:style-name="Tabla22.1">
          <table:table-cell table:style-name="Tabla22.A3" office:value-type="string">
            <text:p text:style-name="P19">Tipo</text:p>
          </table:table-cell>
          <table:table-cell table:style-name="Tabla22.B8" office:value-type="string">
            <text:p text:style-name="P32"/>
          </table:table-cell>
        </table:table-row>
        <table:table-row table:style-name="Tabla22.1">
          <table:table-cell table:style-name="Tabla22.A3" office:value-type="string">
            <text:p text:style-name="P19">Componente</text:p>
          </table:table-cell>
          <table:table-cell table:style-name="Tabla22.B8" office:value-type="string">
            <text:p text:style-name="P32"/>
          </table:table-cell>
        </table:table-row>
        <table:table-row table:style-name="Tabla22.1">
          <table:table-cell table:style-name="Tabla22.A3" office:value-type="string">
            <text:p text:style-name="P19">Permisos</text:p>
          </table:table-cell>
          <table:table-cell table:style-name="Tabla22.B3" office:value-type="string">
            <text:p text:style-name="P32"/>
          </table:table-cell>
        </table:table-row>
        <table:table-row table:style-name="Tabla22.1">
          <table:table-cell table:style-name="Tabla22.A11" office:value-type="string">
            <text:p text:style-name="P19">Descripción</text:p>
          </table:table-cell>
          <table:table-cell table:style-name="Tabla22.B11" office:value-type="string">
            <text:p text:style-name="P32"/>
            <text:p text:style-name="P32"/>
          </table:table-cell>
        </table:table-row>
      </table:table>
      <text:p text:style-name="Text_20_body"/>
      <text:p text:style-name="Text_20_body"/>
      <text:h text:style-name="P57" text:outline-level="2"><text:bookmark text:name="__RefHeading__2050_1977503599"/><text:soft-page-break/>Marcha atrás del software base<text:bookmark-end text:name="__RefHeading__2050_1977503599"/></text:h>
      <text:p text:style-name="P35">&lt;Insertar comentario y eliminar cuadro&gt;</text:p>
      <text:p text:style-name="P12"><draw:frame draw:style-name="fr1" draw:name="Marco25" text:anchor-type="as-char" svg:y="-0.011cm" svg:width="15.93cm" svg:height="1.944cm" draw:z-index="46"><draw:text-box><text:p text:style-name="Text_20_body">En este apartado se desglosará la secuencia de tareas que hayan de realizarse para desinstalar y dar marcha atrás a la instalación y configuración del software base. La información será desglosada por tipo de software base y localización.</text:p></draw:text-box></draw:frame></text:p>
      <text:p text:style-name="P11"/>
      <text:p text:style-name="P11"/>
      <text:p text:style-name="P11"/>
      <text:h text:style-name="P61" text:outline-level="1"><text:bookmark text:name="__RefHeading__2052_1977503599"/>ANEXOS<text:bookmark-end text:name="__RefHeading__2052_1977503599"/></text:h>
      <text:p text:style-name="P35">&lt;Introduzca contenido y borre cuadro&gt;</text:p>
      <text:p text:style-name="P11"><draw:frame draw:style-name="fr1" draw:name="Marco4" text:anchor-type="as-char" svg:y="-0.011cm" svg:width="15.93cm" svg:height="1.459cm" draw:z-index="47"><draw:text-box><text:p text:style-name="Text_20_body">Este punto contendrá toda aquella información de interés para la elaboración y validación del Manual de Instalación.</text:p></draw:text-box></draw:frame></text:p>
      <text:p text:style-name="P12"/>
      <text:h text:style-name="P59" text:outline-level="2"><text:bookmark text:name="__RefHeading__9180_1255198503"/>Resumen de tareas de configuración<text:bookmark-end text:name="__RefHeading__9180_1255198503"/></text:h>
      <text:p text:style-name="P38">&lt;Introduzca contenido y borre cuadro&gt;</text:p>
      <text:p text:style-name="P38"><draw:frame draw:style-name="fr1" draw:name="Marco16" text:anchor-type="as-char" svg:y="-0.011cm" svg:width="15.93cm" svg:height="2.568cm" draw:z-index="48"><draw:text-box><text:p text:style-name="Text_20_body">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 </text:p><text:p text:style-name="Text_20_body"/><text:p text:style-name="Text_20_body"/></draw:text-box></draw:frame></text:p>
      <text:h text:style-name="P63" text:outline-level="1"><text:bookmark text:name="__RefHeading__2054_1977503599"/>GLOSARIO<text:bookmark-end text:name="__RefHeading__2054_1977503599"/></text:h>
      <text:p text:style-name="P35"><draw:frame draw:style-name="fr3" draw:name="Marco27" text:anchor-type="char" svg:x="-0.012cm" svg:y="0.527cm" svg:width="16.025cm" svg:height="1.097cm" draw:z-index="1"><draw:text-box><text:p text:style-name="Text_20_body">Este punto contendrá la definición de todos los términos utilizados en el presente documento.</text:p></draw:text-box></draw:frame>&lt;Insertar comentario y eliminar cuadro&gt;</text:p>
      <text:p text:style-name="P11"/>
      <text:p text:style-name="P11"/>
      <text:p text:style-name="P11"/>
      <table:table table:name="Tabla12" table:style-name="Tabla12">
        <table:table-column table:style-name="Tabla12.A"/>
        <table:table-column table:style-name="Tabla12.B"/>
        <table:table-row table:style-name="Tabla12.1">
          <table:table-cell table:style-name="Tabla12.A1" office:value-type="string">
            <text:p text:style-name="P55">Término</text:p>
          </table:table-cell>
          <table:table-cell table:style-name="Tabla12.B1" office:value-type="string">
            <text:p text:style-name="P55">Descripción</text:p>
          </table:table-cell>
        </table:table-row>
        <table:table-row table:style-name="Tabla12.1">
          <table:table-cell table:style-name="Tabla12.A2" office:value-type="string">
            <text:p text:style-name="P54"/>
          </table:table-cell>
          <table:table-cell table:style-name="Tabla12.B2" office:value-type="string">
            <text:p text:style-name="P54"/>
          </table:table-cell>
        </table:table-row>
        <table:table-row table:style-name="Tabla12.1">
          <table:table-cell table:style-name="Tabla12.A2" office:value-type="string">
            <text:p text:style-name="P54"/>
          </table:table-cell>
          <table:table-cell table:style-name="Tabla12.B2" office:value-type="string">
            <text:p text:style-name="P54"/>
          </table:table-cell>
        </table:table-row>
        <table:table-row table:style-name="Tabla12.1">
          <table:table-cell table:style-name="Tabla12.A4" office:value-type="string">
            <text:p text:style-name="P54"/>
          </table:table-cell>
          <table:table-cell table:style-name="Tabla12.B4" office:value-type="string">
            <text:p text:style-name="P54"/>
          </table:table-cell>
        </table:table-row>
      </table:table>
      <text:p text:style-name="P11"/>
      <text:p text:style-name="P11"/>
      <text:h text:style-name="P63" text:outline-level="1"><text:bookmark text:name="__RefHeading__2056_1977503599"/>BIBLIOGRAFÍA Y REFERENCIAS<text:bookmark-end text:name="__RefHeading__2056_1977503599"/></text:h>
      <text:p text:style-name="P35">&lt;Insertar comentario y eliminar cuadro&gt;</text:p>
      <text:p text:style-name="P12"><draw:frame draw:style-name="fr4" draw:name="Marco28" text:anchor-type="char" svg:y="-0.012cm" svg:width="16.025cm" svg:height="1.152cm" draw:z-index="2"><draw:text-box><text:p text:style-name="Text_20_body">En este punto se incluirán las referencias a la documentación utilizada para la elaboración del presente documento.</text:p></draw:text-box></draw:frame></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46">Referencia</text:p>
          </table:table-cell>
          <table:table-cell table:style-name="Tabla25.B1" office:value-type="string">
            <text:p text:style-name="P46">Título</text:p>
          </table:table-cell>
          <table:table-cell table:style-name="Tabla25.C1" office:value-type="string">
            <text:p text:style-name="P46">Código</text:p>
          </table:table-cell>
        </table:table-row>
        <table:table-row table:style-name="Tabla25.1">
          <table:table-cell table:style-name="Tabla25.A2" office:value-type="string">
            <text:p text:style-name="P32">Ref. 1</text:p>
          </table:table-cell>
          <table:table-cell table:style-name="Tabla25.B2" office:value-type="string">
            <text:p text:style-name="P32"/>
          </table:table-cell>
          <table:table-cell table:style-name="Tabla25.C2" office:value-type="string">
            <text:p text:style-name="P32"/>
          </table:table-cell>
        </table:table-row>
        <table:table-row table:style-name="Tabla25.1">
          <table:table-cell table:style-name="Tabla25.A2" office:value-type="string">
            <text:p text:style-name="P32"/>
          </table:table-cell>
          <table:table-cell table:style-name="Tabla25.B2" office:value-type="string">
            <text:p text:style-name="P32"/>
          </table:table-cell>
          <table:table-cell table:style-name="Tabla25.C2" office:value-type="string">
            <text:p text:style-name="P32"/>
          </table:table-cell>
        </table:table-row>
        <table:table-row table:style-name="Tabla25.1">
          <table:table-cell table:style-name="Tabla25.A2" office:value-type="string">
            <text:p text:style-name="P32"/>
          </table:table-cell>
          <table:table-cell table:style-name="Tabla25.B2" office:value-type="string">
            <text:p text:style-name="P32"/>
          </table:table-cell>
          <table:table-cell table:style-name="Tabla25.C2" office:value-type="string">
            <text:p text:style-name="P32"/>
          </table:table-cell>
        </table:table-row>
        <table:table-row table:style-name="Tabla25.1">
          <table:table-cell table:style-name="Tabla25.A5" office:value-type="string">
            <text:p text:style-name="P32"/>
          </table:table-cell>
          <table:table-cell table:style-name="Tabla25.B5" office:value-type="string">
            <text:p text:style-name="P32"/>
          </table:table-cell>
          <table:table-cell table:style-name="Tabla25.C5" office:value-type="string">
            <text:p text:style-name="P32"/>
          </table:table-cell>
        </table:table-row>
      </table:table>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2"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5z0" style:family="text">
      <style:text-properties style:font-name="NewsGotT1"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3z0" style:family="text">
      <style:text-properties style:font-name="NewsGotT1"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7z0" style:family="text">
      <style:text-properties style:font-name="NewsGotT1"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style:num-suffix="." text:bullet-char="-">
        <style:list-level-properties text:space-before="-0.042cm" text:min-label-width="0.635cm"/>
        <style:text-properties style:font-name="NewsGotT1"/>
      </text:list-level-style-bullet>
      <text:list-level-style-bullet text:level="2" text:style-name="WW8Num25z1" style:num-suffix="." text:bullet-char="o">
        <style:list-level-properties text:space-before="1.228cm" text:min-label-width="0.635cm"/>
        <style:text-properties style:font-name="Courier New1"/>
      </text:list-level-style-bullet>
      <text:list-level-style-bullet text:level="3" text:style-name="WW8Num25z2" style:num-suffix="." text:bullet-char="">
        <style:list-level-properties text:space-before="2.498cm" text:min-label-width="0.635cm"/>
        <style:text-properties style:font-name="Wingdings"/>
      </text:list-level-style-bullet>
      <text:list-level-style-bullet text:level="4" text:style-name="WW8Num25z3" style:num-suffix="." text:bullet-char="">
        <style:list-level-properties text:space-before="3.768cm" text:min-label-width="0.635cm"/>
        <style:text-properties style:font-name="Symbol"/>
      </text:list-level-style-bullet>
      <text:list-level-style-bullet text:level="5" text:style-name="WW8Num25z1" style:num-suffix="." text:bullet-char="o">
        <style:list-level-properties text:space-before="5.038cm" text:min-label-width="0.635cm"/>
        <style:text-properties style:font-name="Courier New1"/>
      </text:list-level-style-bullet>
      <text:list-level-style-bullet text:level="6" text:style-name="WW8Num25z2" style:num-suffix="." text:bullet-char="">
        <style:list-level-properties text:space-before="6.308cm" text:min-label-width="0.635cm"/>
        <style:text-properties style:font-name="Wingdings"/>
      </text:list-level-style-bullet>
      <text:list-level-style-bullet text:level="7" text:style-name="WW8Num25z3" style:num-suffix="." text:bullet-char="">
        <style:list-level-properties text:space-before="7.578cm" text:min-label-width="0.635cm"/>
        <style:text-properties style:font-name="Symbol"/>
      </text:list-level-style-bullet>
      <text:list-level-style-bullet text:level="8" text:style-name="WW8Num25z1" style:num-suffix="." text:bullet-char="o">
        <style:list-level-properties text:space-before="8.848cm" text:min-label-width="0.635cm"/>
        <style:text-properties style:font-name="Courier New1"/>
      </text:list-level-style-bullet>
      <text:list-level-style-bullet text:level="9" text:style-name="WW8Num25z2" style:num-suffix="." text:bullet-char="">
        <style:list-level-properties text:space-before="10.118cm" text:min-label-width="0.635cm"/>
        <style:text-properties style:font-name="Wingdings"/>
      </text:list-level-style-bullet>
      <text:list-level-style-number text:level="10" style:num-suffix="." style:num-format="1">
        <style:list-level-properties text:space-before="3.81cm" text:min-label-width="0.635cm"/>
      </text:list-level-style-number>
    </text:list-style>
    <text:list-style style:name="WW8Num23" text:consecutive-numbering="true">
      <text:list-level-style-bullet text:level="1" text:style-name="WW8Num23z0" style:num-suffix="." text:bullet-char="-">
        <style:list-level-properties text:space-before="1.249cm" text:min-label-width="0.635cm"/>
        <style:text-properties style:font-name="NewsGotT1"/>
      </text:list-level-style-bullet>
      <text:list-level-style-bullet text:level="2" text:style-name="WW8Num23z1" style:num-suffix="." text:bullet-char="o">
        <style:list-level-properties text:space-before="2.519cm" text:min-label-width="0.635cm"/>
        <style:text-properties style:font-name="Courier New1"/>
      </text:list-level-style-bullet>
      <text:list-level-style-bullet text:level="3" text:style-name="WW8Num23z2" style:num-suffix="." text:bullet-char="">
        <style:list-level-properties text:space-before="3.789cm" text:min-label-width="0.635cm"/>
        <style:text-properties style:font-name="Wingdings"/>
      </text:list-level-style-bullet>
      <text:list-level-style-bullet text:level="4" text:style-name="WW8Num23z3" style:num-suffix="." text:bullet-char="">
        <style:list-level-properties text:space-before="5.059cm" text:min-label-width="0.635cm"/>
        <style:text-properties style:font-name="Symbol"/>
      </text:list-level-style-bullet>
      <text:list-level-style-bullet text:level="5" text:style-name="WW8Num23z1" style:num-suffix="." text:bullet-char="o">
        <style:list-level-properties text:space-before="6.329cm" text:min-label-width="0.635cm"/>
        <style:text-properties style:font-name="Courier New1"/>
      </text:list-level-style-bullet>
      <text:list-level-style-bullet text:level="6" text:style-name="WW8Num23z2" style:num-suffix="." text:bullet-char="">
        <style:list-level-properties text:space-before="7.599cm" text:min-label-width="0.635cm"/>
        <style:text-properties style:font-name="Wingdings"/>
      </text:list-level-style-bullet>
      <text:list-level-style-bullet text:level="7" text:style-name="WW8Num23z3" style:num-suffix="." text:bullet-char="">
        <style:list-level-properties text:space-before="8.869cm" text:min-label-width="0.635cm"/>
        <style:text-properties style:font-name="Symbol"/>
      </text:list-level-style-bullet>
      <text:list-level-style-bullet text:level="8" text:style-name="WW8Num23z1" style:num-suffix="." text:bullet-char="o">
        <style:list-level-properties text:space-before="10.139cm" text:min-label-width="0.635cm"/>
        <style:text-properties style:font-name="Courier New1"/>
      </text:list-level-style-bullet>
      <text:list-level-style-bullet text:level="9" text:style-name="WW8Num23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49cm" text:min-label-width="0.635cm"/>
        <style:text-properties style:font-name="NewsGotT1"/>
      </text:list-level-style-bullet>
      <text:list-level-style-bullet text:level="2" text:style-name="WW8Num27z1" style:num-suffix="." text:bullet-char="o">
        <style:list-level-properties text:space-before="2.519cm" text:min-label-width="0.635cm"/>
        <style:text-properties style:font-name="Courier New1"/>
      </text:list-level-style-bullet>
      <text:list-level-style-bullet text:level="3" text:style-name="WW8Num27z2" style:num-suffix="." text:bullet-char="">
        <style:list-level-properties text:space-before="3.789cm" text:min-label-width="0.635cm"/>
        <style:text-properties style:font-name="Wingdings"/>
      </text:list-level-style-bullet>
      <text:list-level-style-bullet text:level="4" text:style-name="WW8Num27z3" style:num-suffix="." text:bullet-char="">
        <style:list-level-properties text:space-before="5.059cm" text:min-label-width="0.635cm"/>
        <style:text-properties style:font-name="Symbol"/>
      </text:list-level-style-bullet>
      <text:list-level-style-bullet text:level="5" text:style-name="WW8Num27z1" style:num-suffix="." text:bullet-char="o">
        <style:list-level-properties text:space-before="6.329cm" text:min-label-width="0.635cm"/>
        <style:text-properties style:font-name="Courier New1"/>
      </text:list-level-style-bullet>
      <text:list-level-style-bullet text:level="6" text:style-name="WW8Num27z2" style:num-suffix="." text:bullet-char="">
        <style:list-level-properties text:space-before="7.599cm" text:min-label-width="0.635cm"/>
        <style:text-properties style:font-name="Wingdings"/>
      </text:list-level-style-bullet>
      <text:list-level-style-bullet text:level="7" text:style-name="WW8Num27z3" style:num-suffix="." text:bullet-char="">
        <style:list-level-properties text:space-before="8.869cm" text:min-label-width="0.635cm"/>
        <style:text-properties style:font-name="Symbol"/>
      </text:list-level-style-bullet>
      <text:list-level-style-bullet text:level="8" text:style-name="WW8Num27z1" style:num-suffix="." text:bullet-char="o">
        <style:list-level-properties text:space-before="10.139cm" text:min-label-width="0.635cm"/>
        <style:text-properties style:font-name="Courier New1"/>
      </text:list-level-style-bullet>
      <text:list-level-style-bullet text:level="9" text:style-name="WW8Num27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4"><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Manual de Instal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2</text:page-number> de <text:page-count>2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146</meta:editing-cycles>
    <meta:editing-duration>PT25H37M41S</meta:editing-duration>
    <dc:title>Manual de Instalación</dc:title>
    <dc:date>2011-04-14T09:58:25.10</dc:date>
    <meta:generator>OpenOffice.org/3.2$Win32 OpenOffice.org_project/320m12$Build-9483</meta:generator>
    <meta:keyword>0100</meta:keyword>
    <dc:subject>&lt;Nombre Proyecto&gt;</dc:subject>
    <meta:print-date>2010-09-29T18:27:59</meta:print-date>
    <meta:document-statistic meta:table-count="24" meta:image-count="3" meta:object-count="0" meta:page-count="22" meta:paragraph-count="380" meta:word-count="2570" meta:character-count="17229"/>
    <meta:user-defined meta:name="Autor">&lt;Nombre de la Empresa&gt;</meta:user-defined>
    <meta:user-defined meta:name="Departamento">&lt;Unidad Organizativa&gt;</meta:user-defined>
  </office:meta>
</office:document-meta>
</file>